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1.25mm" fo:break-before="auto" style:use-optimal-row-height="true"/>
    </style:style>
    <style:style style:name="ro35" style:family="table-row">
      <style:table-row-properties style:row-height="53.62mm" fo:break-before="auto" style:use-optimal-row-height="true"/>
    </style:style>
    <style:style style:name="ro36" style:family="table-row">
      <style:table-row-properties style:row-height="49.14mm" fo:break-before="auto" style:use-optimal-row-height="true"/>
    </style:style>
    <style:style style:name="ro37" style:family="table-row">
      <style:table-row-properties style:row-height="84.67mm" fo:break-before="auto" style:use-optimal-row-height="true"/>
    </style:style>
    <style:style style:name="ro38" style:family="table-row">
      <style:table-row-properties style:row-height="33.16mm" fo:break-before="auto" style:use-optimal-row-height="true"/>
    </style:style>
    <style:style style:name="ro39" style:family="table-row">
      <style:table-row-properties style:row-height="19.05mm" fo:break-before="auto" style:use-optimal-row-height="true"/>
    </style:style>
    <style:style style:name="ro40" style:family="table-row">
      <style:table-row-properties style:row-height="35.28mm" fo:break-before="auto" style:use-optimal-row-height="true"/>
    </style:style>
    <style:style style:name="ro41" style:family="table-row">
      <style:table-row-properties style:row-height="193.68mm" fo:break-before="auto" style:use-optimal-row-height="true"/>
    </style:style>
    <style:style style:name="ro42" style:family="table-row">
      <style:table-row-properties style:row-height="18.96mm" fo:break-before="auto" style:use-optimal-row-height="false"/>
    </style:style>
    <style:style style:name="ro43" style:family="table-row">
      <style:table-row-properties style:row-height="57.5mm" fo:break-before="auto" style:use-optimal-row-height="true"/>
    </style:style>
    <style:style style:name="ro44" style:family="table-row">
      <style:table-row-properties style:row-height="58.65mm" fo:break-before="auto" style:use-optimal-row-height="false"/>
    </style:style>
    <style:style style:name="ro45" style:family="table-row">
      <style:table-row-properties style:row-height="64.91mm" fo:break-before="auto" style:use-optimal-row-height="true"/>
    </style:style>
    <style:style style:name="ro46" style:family="table-row">
      <style:table-row-properties style:row-height="73.01mm" fo:break-before="auto" style:use-optimal-row-height="false"/>
    </style:style>
    <style:style style:name="ro47" style:family="table-row">
      <style:table-row-properties style:row-height="31.4mm" fo:break-before="auto" style:use-optimal-row-height="true"/>
    </style:style>
    <style:style style:name="ro48" style:family="table-row">
      <style:table-row-properties style:row-height="32.19mm" fo:break-before="auto" style:use-optimal-row-height="false"/>
    </style:style>
    <style:style style:name="ro49" style:family="table-row">
      <style:table-row-properties style:row-height="88.53mm" fo:break-before="auto" style:use-optimal-row-height="false"/>
    </style:style>
    <style:style style:name="ro50" style:family="table-row">
      <style:table-row-properties style:row-height="338.67mm" fo:break-before="auto" style:use-optimal-row-height="true"/>
    </style:style>
    <style:style style:name="ro51" style:family="table-row">
      <style:table-row-properties style:row-height="71.44mm" fo:break-before="auto" style:use-optimal-row-height="false"/>
    </style:style>
    <style:style style:name="ro52" style:family="table-row">
      <style:table-row-properties style:row-height="18.34mm" fo:break-before="auto" style:use-optimal-row-height="true"/>
    </style:style>
    <style:style style:name="ro53" style:family="table-row">
      <style:table-row-properties style:row-height="34.93mm" fo:break-before="auto" style:use-optimal-row-height="true"/>
    </style:style>
    <style:style style:name="ro54" style:family="table-row">
      <style:table-row-properties style:row-height="163.6mm" fo:break-before="auto" style:use-optimal-row-height="false"/>
    </style:style>
    <style:style style:name="ro55" style:family="table-row">
      <style:table-row-properties style:row-height="50.09mm" fo:break-before="auto" style:use-optimal-row-height="true"/>
    </style:style>
    <style:style style:name="ro56" style:family="table-row">
      <style:table-row-properties style:row-height="78.62mm" fo:break-before="auto" style:use-optimal-row-height="false"/>
    </style:style>
    <style:style style:name="ro57" style:family="table-row">
      <style:table-row-properties style:row-height="86.87mm" fo:break-before="auto" style:use-optimal-row-height="false"/>
    </style:style>
    <style:style style:name="ro58" style:family="table-row">
      <style:table-row-properties style:row-height="56mm" fo:break-before="auto" style:use-optimal-row-height="false"/>
    </style:style>
    <style:style style:name="ro59" style:family="table-row">
      <style:table-row-properties style:row-height="69.85mm" fo:break-before="auto" style:use-optimal-row-height="true"/>
    </style:style>
    <style:style style:name="ro60" style:family="table-row">
      <style:table-row-properties style:row-height="62.09mm" fo:break-before="auto" style:use-optimal-row-height="true"/>
    </style:style>
    <style:style style:name="ro61" style:family="table-row">
      <style:table-row-properties style:row-height="109.01mm" fo:break-before="auto" style:use-optimal-row-height="true"/>
    </style:style>
    <style:style style:name="ro62" style:family="table-row">
      <style:table-row-properties style:row-height="34.15mm" fo:break-before="auto" style:use-optimal-row-height="false"/>
    </style:style>
    <style:style style:name="ro63" style:family="table-row">
      <style:table-row-properties style:row-height="16.77mm" fo:break-before="auto" style:use-optimal-row-height="false"/>
    </style:style>
    <style:style style:name="ro64" style:family="table-row">
      <style:table-row-properties style:row-height="45.16mm" fo:break-before="auto" style:use-optimal-row-height="true"/>
    </style:style>
    <style:style style:name="ro65" style:family="table-row">
      <style:table-row-properties style:row-height="136.88mm" fo:break-before="auto" style:use-optimal-row-height="true"/>
    </style:style>
    <style:style style:name="ro66" style:family="table-row">
      <style:table-row-properties style:row-height="133mm" fo:break-before="auto" style:use-optimal-row-height="false"/>
    </style:style>
    <style:style style:name="ro67" style:family="table-row">
      <style:table-row-properties style:row-height="25.75mm" fo:break-before="auto" style:use-optimal-row-height="true"/>
    </style:style>
    <style:style style:name="ro68" style:family="table-row">
      <style:table-row-properties style:row-height="24.34mm" fo:break-before="auto" style:use-optimal-row-height="true"/>
    </style:style>
    <style:style style:name="ro69" style:family="table-row">
      <style:table-row-properties style:row-height="59.62mm" fo:break-before="auto" style:use-optimal-row-height="true"/>
    </style:style>
    <style:style style:name="ro70" style:family="table-row">
      <style:table-row-properties style:row-height="188.38mm" fo:break-before="auto" style:use-optimal-row-height="true"/>
    </style:style>
    <style:style style:name="ro71" style:family="table-row">
      <style:table-row-properties style:row-height="12.93mm" fo:break-before="auto" style:use-optimal-row-height="false"/>
    </style:style>
    <style:style style:name="ro72" style:family="table-row">
      <style:table-row-properties style:row-height="14.11mm" fo:break-before="auto" style:use-optimal-row-height="true"/>
    </style:style>
    <style:style style:name="ro73" style:family="table-row">
      <style:table-row-properties style:row-height="10mm" fo:break-before="auto" style:use-optimal-row-height="false"/>
    </style:style>
    <style:style style:name="ro74" style:family="table-row">
      <style:table-row-properties style:row-height="36.16mm" fo:break-before="auto" style:use-optimal-row-height="false"/>
    </style:style>
    <style:style style:name="ro75" style:family="table-row">
      <style:table-row-properties style:row-height="133mm" fo:break-before="auto" style:use-optimal-row-height="true"/>
    </style:style>
    <style:style style:name="ro76" style:family="table-row">
      <style:table-row-properties style:row-height="130.18mm" fo:break-before="auto" style:use-optimal-row-height="true"/>
    </style:style>
    <style:style style:name="ro77" style:family="table-row">
      <style:table-row-properties style:row-height="61.03mm" fo:break-before="auto" style:use-optimal-row-height="true"/>
    </style:style>
    <style:style style:name="ro78" style:family="table-row">
      <style:table-row-properties style:row-height="37.04mm" fo:break-before="auto" style:use-optimal-row-height="true"/>
    </style:style>
    <style:style style:name="ro79" style:family="table-row">
      <style:table-row-properties style:row-height="29.44mm" fo:break-before="auto" style:use-optimal-row-height="false"/>
    </style:style>
    <style:style style:name="ro80" style:family="table-row">
      <style:table-row-properties style:row-height="188.03mm" fo:break-before="auto" style:use-optimal-row-height="true"/>
    </style:style>
    <style:style style:name="ro81" style:family="table-row">
      <style:table-row-properties style:row-height="32.1mm" fo:break-before="auto" style:use-optimal-row-height="true"/>
    </style:style>
    <style:style style:name="ro82" style:family="table-row">
      <style:table-row-properties style:row-height="7.5mm" fo:break-before="auto" style:use-optimal-row-height="false"/>
    </style:style>
    <style:style style:name="ro83" style:family="table-row">
      <style:table-row-properties style:row-height="109.8mm" fo:break-before="auto" style:use-optimal-row-height="false"/>
    </style:style>
    <style:style style:name="ro84" style:family="table-row">
      <style:table-row-properties style:row-height="13.23mm" fo:break-before="auto" style:use-optimal-row-height="false"/>
    </style:style>
    <style:style style:name="ro85" style:family="table-row">
      <style:table-row-properties style:row-height="25.4mm" fo:break-before="auto" style:use-optimal-row-height="true"/>
    </style:style>
    <style:style style:name="ro86" style:family="table-row">
      <style:table-row-properties style:row-height="7.18mm" fo:break-before="auto" style:use-optimal-row-height="false"/>
    </style:style>
    <style:style style:name="ro87" style:family="table-row">
      <style:table-row-properties style:row-height="6.95mm" fo:break-before="auto" style:use-optimal-row-height="false"/>
    </style:style>
    <style:style style:name="ro88" style:family="table-row">
      <style:table-row-properties style:row-height="6.03mm" fo:break-before="auto" style:use-optimal-row-height="false"/>
    </style:style>
    <style:style style:name="ro89" style:family="table-row">
      <style:table-row-properties style:row-height="41.28mm" fo:break-before="auto" style:use-optimal-row-height="true"/>
    </style:style>
    <style:style style:name="ro90" style:family="table-row">
      <style:table-row-properties style:row-height="6.72mm" fo:break-before="auto" style:use-optimal-row-height="false"/>
    </style:style>
    <style:style style:name="ro91" style:family="table-row">
      <style:table-row-properties style:row-height="21.17mm" fo:break-before="auto" style:use-optimal-row-height="true"/>
    </style:style>
    <style:style style:name="ro92" style:family="table-row">
      <style:table-row-properties style:row-height="117.12mm" fo:break-before="auto" style:use-optimal-row-height="true"/>
    </style:style>
    <style:style style:name="ro93" style:family="table-row">
      <style:table-row-properties style:row-height="93.13mm" fo:break-before="auto" style:use-optimal-row-height="true"/>
    </style:style>
    <style:style style:name="ro94" style:family="table-row">
      <style:table-row-properties style:row-height="131.41mm" fo:break-before="auto" style:use-optimal-row-height="false"/>
    </style:style>
    <style:style style:name="ro95" style:family="table-row">
      <style:table-row-properties style:row-height="40.57mm" fo:break-before="auto" style:use-optimal-row-height="true"/>
    </style:style>
    <style:style style:name="ro96" style:family="table-row">
      <style:table-row-properties style:row-height="59.27mm" fo:break-before="auto" style:use-optimal-row-height="true"/>
    </style:style>
    <style:style style:name="ro97" style:family="table-row">
      <style:table-row-properties style:row-height="51.15mm" fo:break-before="auto" style:use-optimal-row-height="true"/>
    </style:style>
    <style:style style:name="ro98" style:family="table-row">
      <style:table-row-properties style:row-height="14.55mm" fo:break-before="auto" style:use-optimal-row-height="false"/>
    </style:style>
    <style:style style:name="ro99" style:family="table-row">
      <style:table-row-properties style:row-height="9.61mm" fo:break-before="auto" style:use-optimal-row-height="false"/>
    </style:style>
    <style:style style:name="ro100" style:family="table-row">
      <style:table-row-properties style:row-height="16.32mm" fo:break-before="auto" style:use-optimal-row-height="false"/>
    </style:style>
    <style:style style:name="ro101" style:family="table-row">
      <style:table-row-properties style:row-height="58.21mm" fo:break-before="auto" style:use-optimal-row-height="true"/>
    </style:style>
    <style:style style:name="ro102" style:family="table-row">
      <style:table-row-properties style:row-height="49.04mm" fo:break-before="auto" style:use-optimal-row-height="true"/>
    </style:style>
    <style:style style:name="ro103" style:family="table-row">
      <style:table-row-properties style:row-height="14.46mm" fo:break-before="auto" style:use-optimal-row-height="false"/>
    </style:style>
    <style:style style:name="ro104" style:family="table-row">
      <style:table-row-properties style:row-height="73.38mm" fo:break-before="auto" style:use-optimal-row-height="true"/>
    </style:style>
    <style:style style:name="ro105" style:family="table-row">
      <style:table-row-properties style:row-height="48.84mm" fo:break-before="auto" style:use-optimal-row-height="false"/>
    </style:style>
    <style:style style:name="ro106" style:family="table-row">
      <style:table-row-properties style:row-height="99.84mm" fo:break-before="auto" style:use-optimal-row-height="true"/>
    </style:style>
    <style:style style:name="ro107" style:family="table-row">
      <style:table-row-properties style:row-height="33.51mm" fo:break-before="auto" style:use-optimal-row-height="true"/>
    </style:style>
    <style:style style:name="ro108" style:family="table-row">
      <style:table-row-properties style:row-height="45.21mm" fo:break-before="auto" style:use-optimal-row-height="false"/>
    </style:style>
    <style:style style:name="ro109" style:family="table-row">
      <style:table-row-properties style:row-height="38.81mm" fo:break-before="auto" style:use-optimal-row-height="true"/>
    </style:style>
    <style:style style:name="ro110" style:family="table-row">
      <style:table-row-properties style:row-height="137.94mm" fo:break-before="auto" style:use-optimal-row-height="true"/>
    </style:style>
    <style:style style:name="ro111" style:family="table-row">
      <style:table-row-properties style:row-height="21.87mm" fo:break-before="auto" style:use-optimal-row-height="true"/>
    </style:style>
    <style:style style:name="ro112" style:family="table-row">
      <style:table-row-properties style:row-height="13.76mm" fo:break-before="auto" style:use-optimal-row-height="true"/>
    </style:style>
    <style:style style:name="ro113" style:family="table-row">
      <style:table-row-properties style:row-height="5.17mm" fo:break-before="auto" style:use-optimal-row-height="true"/>
    </style:style>
    <style:style style:name="ro114" style:family="table-row">
      <style:table-row-properties style:row-height="195.12mm" fo:break-before="auto" style:use-optimal-row-height="true"/>
    </style:style>
    <style:style style:name="ro115" style:family="table-row">
      <style:table-row-properties style:row-height="37.41mm" fo:break-before="auto" style:use-optimal-row-height="true"/>
    </style:style>
    <style:style style:name="ro116" style:family="table-row">
      <style:table-row-properties style:row-height="26.49mm" fo:break-before="auto" style:use-optimal-row-height="true"/>
    </style:style>
    <style:style style:name="ro117" style:family="table-row">
      <style:table-row-properties style:row-height="43.66mm" fo:break-before="auto" style:use-optimal-row-height="true"/>
    </style:style>
    <style:style style:name="ro118" style:family="table-row">
      <style:table-row-properties style:row-height="22.49mm" fo:break-before="auto" style:use-optimal-row-height="true"/>
    </style:style>
    <style:style style:name="ro119" style:family="table-row">
      <style:table-row-properties style:row-height="8.38mm" fo:break-before="auto" style:use-optimal-row-height="true"/>
    </style:style>
    <style:style style:name="ro120" style:family="table-row">
      <style:table-row-properties style:row-height="47.18mm" fo:break-before="auto" style:use-optimal-row-height="true"/>
    </style:style>
    <style:style style:name="ro121" style:family="table-row">
      <style:table-row-properties style:row-height="11.91mm" fo:break-before="auto" style:use-optimal-row-height="true"/>
    </style:style>
    <style:style style:name="ro122" style:family="table-row">
      <style:table-row-properties style:row-height="15.43mm" fo:break-before="auto" style:use-optimal-row-height="true"/>
    </style:style>
    <style:style style:name="ro123" style:family="table-row">
      <style:table-row-properties style:row-height="57.77mm" fo:break-before="auto" style:use-optimal-row-height="true"/>
    </style:style>
    <style:style style:name="ro124" style:family="table-row">
      <style:table-row-properties style:row-height="29.55mm" fo:break-before="auto" style:use-optimal-row-height="true"/>
    </style:style>
    <style:style style:name="ro125" style:family="table-row">
      <style:table-row-properties style:row-height="18.96mm" fo:break-before="auto" style:use-optimal-row-height="true"/>
    </style:style>
    <style:style style:name="ro126" style:family="table-row">
      <style:table-row-properties style:row-height="26.02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6.07mm" fo:break-before="auto" style:use-optimal-row-height="false"/>
    </style:style>
    <style:style style:name="ro129" style:family="table-row">
      <style:table-row-properties style:row-height="36.6mm" fo:break-before="auto" style:use-optimal-row-height="true"/>
    </style:style>
    <style:style style:name="ro130" style:family="table-row">
      <style:table-row-properties style:row-height="71.88mm" fo:break-before="auto" style:use-optimal-row-height="true"/>
    </style:style>
    <style:style style:name="ro131" style:family="table-row">
      <style:table-row-properties style:row-height="64.73mm" fo:break-before="auto" style:use-optimal-row-height="false"/>
    </style:style>
    <style:style style:name="ro132" style:family="table-row">
      <style:table-row-properties style:row-height="64.82mm" fo:break-before="auto" style:use-optimal-row-height="true"/>
    </style:style>
    <style:style style:name="ro133" style:family="table-row">
      <style:table-row-properties style:row-height="33.07mm" fo:break-before="auto" style:use-optimal-row-height="true"/>
    </style:style>
    <style:style style:name="ro134" style:family="table-row">
      <style:table-row-properties style:row-height="50.71mm" fo:break-before="auto" style:use-optimal-row-height="true"/>
    </style:style>
    <style:style style:name="ro135" style:family="table-row">
      <style:table-row-properties style:row-height="22.37mm" fo:break-before="auto" style:use-optimal-row-height="true"/>
    </style:style>
    <style:style style:name="ro13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fo:background-color="#80808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9" style:family="table-cell" style:parent-style-name="Default">
      <style:table-cell-properties fo:background-color="#80808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0" style:family="table-cell" style:parent-style-name="Default">
      <style:table-cell-properties style:glyph-orientation-vertical="0" fo:background-color="#80808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7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2"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6">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115" office:value-type="string" calcext:value-type="string">
            <text:p>1. アドオン「Cert Importer」を導入する</text:p>
            <text:p>2. アドオン「Auto Confirm」を導入する</text:p>
            <text:p>3. MCDで設定を反映する</text:p>
          </table:table-cell>
          <table:table-cell table:style-name="ce139"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5" office:value-type="string" calcext:value-type="string">
            <text:p>1. アドオン「Cert Importer」を導入する</text:p>
            <text:p>2. MCDで設定を反映する</text:p>
          </table:table-cell>
          <table:table-cell table:style-name="ce140"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115" office:value-type="string" calcext:value-type="string">
            <text:p>1. アドオン「Cert Importer」を導入する</text:p>
            <text:p>2. MCDで設定を反映する</text:p>
          </table:table-cell>
          <table:table-cell table:style-name="ce140"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2">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2">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2"><text:a xlink:href="https://github.com/clear-code/globalchromecss/blob/master/autoconfig-globalchromecss.js" xlink:type="simple">https://github.com/clear-code/globalchromecss/blob/master/autoconfig-globalchromecss.js</text:a></text:span></text:p>
            <text:p><text:span text:style-name="T2"/></text:p>
            <text:p><text:span text:style-name="T2">globalChrome.css: インストール先のchrome/配下に配置</text:span></text:p>
            <text:p><text:span text:style-name="T2">@-moz-document</text:span></text:p>
            <text:p><text:span text:style-name="T2">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text:span text:style-name="T7">「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text:span text:style-name="T2"/></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70]=&quot;&quot;;&quot;?&quot;;IF([.M70]=&quot;&quot;;&quot;新規&quot;;IF([.K70]=[.M70];&quot;&quot;;&quot;変更あり&quot;)))">
            <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120" office:value-type="string" calcext:value-type="string">
            <text:p>lockPref("extensions.disable-about-something@clear-code.com.about.（サフィックス）", <text:s/>false);</text:p>
          </table:table-cell>
          <table:table-cell table:style-name="ce132"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21" office:value-type="string" calcext:value-type="string">
            <text:p>-</text:p>
          </table:table-cell>
          <table:table-cell table:style-name="ce132" table:formula="of:=IF([.K76]=&quot;&quot;;&quot;?&quot;;IF([.M76]=&quot;&quot;;&quot;新規&quot;;IF([.K76]=[.M76];&quot;&quot;;&quot;変更あり&quot;)))">
            <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4">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4"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32"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6">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5">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5">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6">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7">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を導入する</text:p>
            <text:p>2. globalChrome.cssで設定を反映する</text:p>
          </table:table-cell>
          <table:table-cell table:style-name="ce120"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8">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39">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0">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1">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35">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12]=&quot;&quot;;&quot;?&quot;;IF([.M112]=&quot;&quot;;&quot;新規&quot;;IF([.K112]=[.M112];&quot;&quot;;&quot;変更あり&quot;)))">
            <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3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13]=&quot;&quot;;&quot;?&quot;;IF([.M113]=&quot;&quot;;&quot;新規&quot;;IF([.K113]=[.M113];&quot;&quot;;&quot;変更あり&quot;)))">
            <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27">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14]=&quot;&quot;;&quot;?&quot;;IF([.M114]=&quot;&quot;;&quot;新規&quot;;IF([.K114]=[.M114];&quot;&quot;;&quot;変更あり&quot;)))">
            <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27">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15]=&quot;&quot;;&quot;?&quot;;IF([.M115]=&quot;&quot;;&quot;新規&quot;;IF([.K115]=[.M115];&quot;&quot;;&quot;変更あり&quot;)))">
            <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2">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7">",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7">",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7">",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7">",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2">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7">",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7">",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2">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35">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20"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24]=&quot;&quot;;&quot;?&quot;;IF([.M124]=&quot;&quot;;&quot;新規&quot;;IF([.K124]=[.M124];&quot;&quot;;&quot;変更あり&quot;)))">
            <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35">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25]=&quot;&quot;;&quot;?&quot;;IF([.M125]=&quot;&quot;;&quot;新規&quot;;IF([.K125]=[.M125];&quot;&quot;;&quot;変更あり&quot;)))">
            <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3">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4">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19"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7">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45">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46">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4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48">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49">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0">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32" table:formula="of:=IF([.K139]=&quot;&quot;;&quot;?&quot;;IF([.M139]=&quot;&quot;;&quot;新規&quot;;IF([.K139]=[.M139];&quot;&quot;;&quot;変更あり&quot;)))">
            <text:p/>
          </table:table-cell>
          <table:table-cell table:style-name="ce45"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1">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2">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3">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4">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1">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55">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56">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57">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8">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35">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0"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32" table:formula="of:=IF([.K177]=&quot;&quot;;&quot;?&quot;;IF([.M177]=&quot;&quot;;&quot;新規&quot;;IF([.K177]=[.M177];&quot;&quot;;&quot;変更あり&quot;)))">
            <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58">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59">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ext:p><text:span text:style-name="T2">5. システムの環境変数</text:span></text:p>
            <text:p><text:span text:style-name="T2">   「MOZ_CRASHREPORTER_DISABLE 」の値に「1」を設定する。</text:span></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3">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21" office:value-type="string" calcext:value-type="string">
            <text:p>-</text:p>
          </table:table-cell>
          <table:table-cell table:style-name="ce132" table:formula="of:=IF([.K183]=&quot;&quot;;&quot;?&quot;;IF([.M183]=&quot;&quot;;&quot;新規&quot;;IF([.K183]=[.M183];&quot;&quot;;&quot;変更あり&quot;)))">
            <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0">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1">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2">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3">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64">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12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65">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22"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32" table:formula="of:=IF([.K194]=&quot;&quot;;&quot;?&quot;;IF([.M194]=&quot;&quot;;&quot;新規&quot;;IF([.K194]=[.M194];&quot;&quot;;&quot;変更あり&quot;)))">
            <text:p/>
          </table:table-cell>
          <table:table-cell table:style-name="ce45"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66">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67">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1">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1">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68">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69">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32" table:formula="of:=IF([.K207]=&quot;&quot;;&quot;?&quot;;IF([.M207]=&quot;&quot;;&quot;新規&quot;;IF([.K207]=[.M207];&quot;&quot;;&quot;変更あり&quot;)))">
            <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0">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12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32" table:formula="of:=IF([.K208]=&quot;&quot;;&quot;?&quot;;IF([.M208]=&quot;&quot;;&quot;新規&quot;;IF([.K208]=[.M208];&quot;&quot;;&quot;変更あり&quot;)))">
            <text:p/>
          </table:table-cell>
          <table:table-cell table:style-name="ce42"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1">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1">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1">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2">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3">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1">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1">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1">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1">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1">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1">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1">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1">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1">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1">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1">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1">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1">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3">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3">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74">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4">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75">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76">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77">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78">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79">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0">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12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32" table:formula="of:=IF([.K249]=&quot;&quot;;&quot;?&quot;;IF([.M249]=&quot;&quot;;&quot;新規&quot;;IF([.K249]=[.M249];&quot;&quot;;&quot;変更あり&quot;)))">
            <text:p/>
          </table:table-cell>
          <table:table-cell table:style-name="ce45"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1">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12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text:p/>
          </table:table-cell>
          <table:table-cell table:style-name="ce45"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2">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3">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8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85">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86">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87">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78">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87">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88">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9">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88">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0">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78">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68">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6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4"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32" table:formula="of:=IF([.K274]=&quot;&quot;;&quot;?&quot;;IF([.M274]=&quot;&quot;;&quot;新規&quot;;IF([.K274]=[.M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1">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2">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2">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2">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3">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4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94">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95">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96">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97">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98">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99">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68">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0">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120" office:value-type="string" calcext:value-type="string">
            <text:p>-</text:p>
          </table:table-cell>
          <table:table-cell table:style-name="ce132" table:formula="of:=IF([.K323]=&quot;&quot;;&quot;?&quot;;IF([.M323]=&quot;&quot;;&quot;新規&quot;;IF([.K323]=[.M323];&quot;&quot;;&quot;変更あり&quot;)))">
            <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1">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11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2" table:formula="of:=IF([.K324]=&quot;&quot;;&quot;?&quot;;IF([.M324]=&quot;&quot;;&quot;新規&quot;;IF([.K324]=[.M324];&quot;&quot;;&quot;変更あり&quot;)))">
            <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85">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67">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119" office:value-type="string" calcext:value-type="string">
            <text:p>Firefox-setup.ini:</text:p>
            <text:p>MaintenanceService=false</text:p>
            <text:p/>
            <text:p>MCD:</text:p>
            <text:p><text:span text:style-name="T6">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6">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2">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89">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120"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2">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3">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2">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3">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1">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2">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04">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119"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32" table:formula="of:=IF([.K350]=&quot;&quot;;&quot;?&quot;;IF([.M350]=&quot;&quot;;&quot;新規&quot;;IF([.K350]=[.M350];&quot;&quot;;&quot;変更あり&quot;)))">
            <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05">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1">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06">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07">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07">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07">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07">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07">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07">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7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7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78">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78">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78">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78">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6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6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6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9">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9">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9">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1">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32" table:formula="of:=IF([.K381]=&quot;&quot;;&quot;?&quot;;IF([.M381]=&quot;&quot;;&quot;新規&quot;;IF([.K381]=[.M381];&quot;&quot;;&quot;変更あり&quot;)))">
            <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08">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78">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78">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68">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68">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09">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95">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0">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1">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119" office:value-type="string" calcext:value-type="string">
            <text:p>lockPref("extensions.ieview.useWizeShoppy", false);</text:p>
          </table:table-cell>
          <table:table-cell table:style-name="ce132" table:formula="of:=IF([.K408]=&quot;&quot;;&quot;?&quot;;IF([.M408]=&quot;&quot;;&quot;新規&quot;;IF([.K408]=[.M408];&quot;&quot;;&quot;変更あり&quot;)))">
            <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2">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2">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2">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2">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2">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2">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2">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2">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2">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85">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3">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3">
          <table:table-cell table:number-columns-repeated="5"/>
          <table:table-cell table:style-name="ce28" table:number-columns-repeated="3"/>
          <table:table-cell table:number-columns-repeated="11"/>
          <table:table-cell table:style-name="ce59"/>
          <table:table-cell table:number-columns-repeated="1004"/>
        </table:table-row>
        <table:table-row table:style-name="ro113" table:number-rows-repeated="1047562">
          <table:table-cell table:number-columns-repeated="1024"/>
        </table:table-row>
        <table:table-row table:style-name="ro11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visibility="collapse" table:default-cell-style-name="ce12"/>
        <table:table-column table:style-name="co22" table:default-cell-style-name="ce12"/>
        <table:table-column table:style-name="co23" table:default-cell-style-name="ce12"/>
        <table:table-column table:style-name="co24" table:default-cell-style-name="ce12"/>
        <table:table-column table:style-name="co24" table:visibility="collapse" table:default-cell-style-name="ce12"/>
        <table:table-column table:style-name="co25" table:visibility="collapse"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6" table:default-cell-style-name="ce12"/>
        <table:table-row table:style-name="ro114">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113">
          <table:table-cell table:style-name="ce6" table:number-columns-repeated="29"/>
          <table:table-cell table:number-columns-repeated="995"/>
        </table:table-row>
        <table:table-row table:style-name="ro115">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11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117">
          <table:table-cell table:style-name="ce6"/>
          <table:table-cell table:style-name="ce6" table:formula="of:=IF(AND([.$A5]&lt;&gt;&quot;&quot;;NOT(ISNUMBER(FIND(&quot;廃止&quot;;[.$C5]))));MAX([.$B$1:.$B4])+1;&quot;&quot;)">
            <text:p/>
          </table:table-cell>
          <table:table-cell table:style-name="ce168" office:value-type="string" calcext:value-type="string">
            <text:p>MenuShortcut-1</text:p>
          </table:table-cell>
          <table:table-cell table:style-name="ce168" office:value-type="string" calcext:value-type="string">
            <text:p>閉じたタブを開き直す</text:p>
          </table:table-cell>
          <table:table-cell table:style-name="ce168" office:value-type="string" calcext:value-type="string">
            <text:p>undoCloseTab</text:p>
          </table:table-cell>
          <table:table-cell table:style-name="ce168" office:value-type="string" calcext:value-type="string">
            <text:p>Ctrl-Shift-T</text:p>
          </table:table-cell>
          <table:table-cell table:style-name="ce16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H2];[$'verify-targets-to-chapters'.$A$1:.$B$999];2;0);IF([.$A2]=&quot;&quot;;&quot;&quot;;&quot;省略&quot;))">
            <text:p/>
          </table:table-cell>
          <table:table-cell table:number-columns-repeated="995"/>
        </table:table-row>
        <table:table-row table:style-name="ro117">
          <table:table-cell table:style-name="ce6"/>
          <table:table-cell table:style-name="ce6" table:formula="of:=IF(AND([.$A6]&lt;&gt;&quot;&quot;;NOT(ISNUMBER(FIND(&quot;廃止&quot;;[.$C6]))));MAX([.$B$1:.$B5])+1;&quot;&quot;)">
            <text:p/>
          </table:table-cell>
          <table:table-cell table:style-name="ce168" office:value-type="string" calcext:value-type="string">
            <text:p>MenuShortcut-2</text:p>
          </table:table-cell>
          <table:table-cell table:style-name="ce168" office:value-type="string" calcext:value-type="string">
            <text:p>閉じたウィンドウを開き直す</text:p>
          </table:table-cell>
          <table:table-cell table:style-name="ce168" office:value-type="string" calcext:value-type="string">
            <text:p>undoCloseWindow</text:p>
          </table:table-cell>
          <table:table-cell table:style-name="ce168" office:value-type="string" calcext:value-type="string">
            <text:p>Ctrl-Shift-N</text:p>
          </table:table-cell>
          <table:table-cell table:style-name="ce168" office:value-type="string" calcext:value-type="string">
            <text:p>#key_undoCloseWindow,</text:p>
            <text:p>#History\:UndoCloseWindow,</text:p>
            <text:p>#historyUndoWindowMenu,</text:p>
            <text:p>#PanelUI-recentlyClosedWindows-separator,</text:p>
            <text:p>#PanelUI-recentlyClosedWindows</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H6];[$'verify-targets-to-chapters'.$A$1:.$B$999];2;0);IF([.$A6]=&quot;&quot;;&quot;&quot;;&quot;省略&quot;))">
            <text:p/>
          </table:table-cell>
          <table:table-cell table:number-columns-repeated="995"/>
        </table:table-row>
        <table:table-row table:style-name="ro117">
          <table:table-cell table:style-name="ce6"/>
          <table:table-cell table:style-name="ce6" table:formula="of:=IF(AND([.$A7]&lt;&gt;&quot;&quot;;NOT(ISNUMBER(FIND(&quot;廃止&quot;;[.$C7]))));MAX([.$B$1:.$B6])+1;&quot;&quot;)">
            <text:p/>
          </table:table-cell>
          <table:table-cell table:style-name="ce168" office:value-type="string" calcext:value-type="string">
            <text:p>MenuShortcut-3</text:p>
          </table:table-cell>
          <table:table-cell table:style-name="ce168" office:value-type="string" calcext:value-type="string">
            <text:p>ファイル＞新しいプライベートウィンドウを開く</text:p>
          </table:table-cell>
          <table:table-cell table:style-name="ce168" office:value-type="string" calcext:value-type="string">
            <text:p>undoCloseWindow</text:p>
          </table:table-cell>
          <table:table-cell table:style-name="ce168" office:value-type="string" calcext:value-type="string">
            <text:p>Ctrl-Shift-P</text:p>
          </table:table-cell>
          <table:table-cell table:style-name="ce16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H7];[$'verify-targets-to-chapters'.$A$1:.$B$999];2;0);IF([.$A7]=&quot;&quot;;&quot;&quot;;&quot;省略&quot;))">
            <text:p/>
          </table:table-cell>
          <table:table-cell table:number-columns-repeated="995"/>
        </table:table-row>
        <table:table-row table:style-name="ro118">
          <table:table-cell table:style-name="ce6"/>
          <table:table-cell table:style-name="ce6" table:formula="of:=IF(AND([.$A8]&lt;&gt;&quot;&quot;;NOT(ISNUMBER(FIND(&quot;廃止&quot;;[.$C8]))));MAX([.$B$1:.$B7])+1;&quot;&quot;)">
            <text:p/>
          </table:table-cell>
          <table:table-cell table:style-name="ce168" office:value-type="string" calcext:value-type="string">
            <text:p>MenuShortcut-4</text:p>
          </table:table-cell>
          <table:table-cell table:style-name="ce168" office:value-type="string" calcext:value-type="string">
            <text:p>ファイル＞ページのURLをメールで送信（ページのURLをメールで送信ボタン）</text:p>
          </table:table-cell>
          <table:table-cell table:style-name="ce168" office:value-type="string" calcext:value-type="string">
            <text:p>browser_sendLink</text:p>
          </table:table-cell>
          <table:table-cell table:style-name="ce168" office:value-type="string" calcext:value-type="string">
            <text:p>-</text:p>
          </table:table-cell>
          <table:table-cell table:style-name="ce168" office:value-type="string" calcext:value-type="string">
            <text:p>#Browser\:SendLink,</text:p>
            <text:p>#menu_sendLink,</text:p>
            <text:p>#context-sendpage,</text:p>
            <text:p>#email-link-button,</text:p>
            <text:p>#wrapper-email-link-button</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H8];[$'verify-targets-to-chapters'.$A$1:.$B$999];2;0);IF([.$A8]=&quot;&quot;;&quot;&quot;;&quot;省略&quot;))">
            <text:p/>
          </table:table-cell>
          <table:table-cell table:number-columns-repeated="995"/>
        </table:table-row>
        <table:table-row table:style-name="ro119">
          <table:table-cell table:style-name="ce6"/>
          <table:table-cell table:style-name="ce6" table:formula="of:=IF(AND([.$A9]&lt;&gt;&quot;&quot;;NOT(ISNUMBER(FIND(&quot;廃止&quot;;[.$C9]))));MAX([.$B$1:.$B8])+1;&quot;&quot;)">
            <text:p/>
          </table:table-cell>
          <table:table-cell table:style-name="ce168" office:value-type="string" calcext:value-type="string">
            <text:p>MenuShortcut-5</text:p>
          </table:table-cell>
          <table:table-cell table:style-name="ce168" office:value-type="string" calcext:value-type="string">
            <text:p>ファイル＞オフライン作業</text:p>
          </table:table-cell>
          <table:table-cell table:style-name="ce168" office:value-type="string" calcext:value-type="string">
            <text:p>goOfflineMenuitem</text:p>
          </table:table-cell>
          <table:table-cell table:style-name="ce168" office:value-type="string" calcext:value-type="string">
            <text:p>-</text:p>
          </table:table-cell>
          <table:table-cell table:style-name="ce168" office:value-type="string" calcext:value-type="string">
            <text:p>#goOfflineMenuitem,</text:p>
            <text:p>[oncommand="BrowserOffline.toggleOfflineStatus();"]</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H9];[$'verify-targets-to-chapters'.$A$1:.$B$999];2;0);IF([.$A9]=&quot;&quot;;&quot;&quot;;&quot;省略&quot;))">
            <text:p/>
          </table:table-cell>
          <table:table-cell table:number-columns-repeated="995"/>
        </table:table-row>
        <table:table-row table:style-name="ro120">
          <table:table-cell table:style-name="ce6"/>
          <table:table-cell table:style-name="ce6" table:formula="of:=IF(AND([.$A10]&lt;&gt;&quot;&quot;;NOT(ISNUMBER(FIND(&quot;廃止&quot;;[.$C10]))));MAX([.$B$1:.$B9])+1;&quot;&quot;)">
            <text:p/>
          </table:table-cell>
          <table:table-cell table:style-name="ce168" office:value-type="string" calcext:value-type="string">
            <text:p>MenuShortcut-6（廃止）</text:p>
          </table:table-cell>
          <table:table-cell table:style-name="ce168" office:value-type="string" calcext:value-type="string">
            <text:p>ツール＞プライベートブラウジングの開始</text:p>
          </table:table-cell>
          <table:table-cell table:style-name="ce168" office:value-type="string" calcext:value-type="string">
            <text:p>privatebrowsing</text:p>
          </table:table-cell>
          <table:table-cell table:style-name="ce168" office:value-type="string" calcext:value-type="string">
            <text:p>Firefox 31で廃止</text:p>
          </table:table-cell>
          <table:table-cell table:style-name="ce168"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H10];[$'verify-targets-to-chapters'.$A$1:.$B$999];2;0);IF([.$A10]=&quot;&quot;;&quot;&quot;;&quot;省略&quot;))">
            <text:p/>
          </table:table-cell>
          <table:table-cell table:number-columns-repeated="995"/>
        </table:table-row>
        <table:table-row table:style-name="ro118">
          <table:table-cell table:style-name="ce6"/>
          <table:table-cell table:style-name="ce6" table:formula="of:=IF(AND([.$A11]&lt;&gt;&quot;&quot;;NOT(ISNUMBER(FIND(&quot;廃止&quot;;[.$C11]))));MAX([.$B$1:.$B10])+1;&quot;&quot;)">
            <text:p/>
          </table:table-cell>
          <table:table-cell table:style-name="ce168" office:value-type="string" calcext:value-type="string">
            <text:p>MenuShortcut-7</text:p>
          </table:table-cell>
          <table:table-cell table:style-name="ce168" office:value-type="string" calcext:value-type="string">
            <text:p>ツール＞ダウンロード</text:p>
            <text:p>（旧バージョンでは「ダウンロードマネージャ」）</text:p>
          </table:table-cell>
          <table:table-cell table:style-name="ce168" office:value-type="string" calcext:value-type="string">
            <text:p>openDownloads</text:p>
          </table:table-cell>
          <table:table-cell table:style-name="ce168" office:value-type="string" calcext:value-type="string">
            <text:p>Ctrl-J</text:p>
          </table:table-cell>
          <table:table-cell table:style-name="ce168" office:value-type="string" calcext:value-type="string">
            <text:p>#key_openDownloads,</text:p>
            <text:p>#Tools\:Downloads,</text:p>
            <text:p>#menu_openDownloads,</text:p>
            <text:p>#downloads-button,</text:p>
            <text:p>#wrapper-downloads-button</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H11];[$'verify-targets-to-chapters'.$A$1:.$B$999];2;0);IF([.$A11]=&quot;&quot;;&quot;&quot;;&quot;省略&quot;))">
            <text:p/>
          </table:table-cell>
          <table:table-cell table:number-columns-repeated="995"/>
        </table:table-row>
        <table:table-row table:style-name="ro120">
          <table:table-cell table:style-name="ce6"/>
          <table:table-cell table:style-name="ce6" table:formula="of:=IF(AND([.$A12]&lt;&gt;&quot;&quot;;NOT(ISNUMBER(FIND(&quot;廃止&quot;;[.$C12]))));MAX([.$B$1:.$B11])+1;&quot;&quot;)">
            <text:p/>
          </table:table-cell>
          <table:table-cell table:style-name="ce168" office:value-type="string" calcext:value-type="string">
            <text:p>MenuShortcut-8（廃止）</text:p>
          </table:table-cell>
          <table:table-cell table:style-name="ce168" office:value-type="string" calcext:value-type="string">
            <text:p>ツール＞ページの調査</text:p>
          </table:table-cell>
          <table:table-cell table:style-name="ce168" office:value-type="string" calcext:value-type="string">
            <text:p>inspectPage</text:p>
          </table:table-cell>
          <table:table-cell table:style-name="ce168" office:value-type="string" calcext:value-type="string">
            <text:p>Firefox 31で廃止</text:p>
          </table:table-cell>
          <table:table-cell table:style-name="ce168"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H12];[$'verify-targets-to-chapters'.$A$1:.$B$999];2;0);IF([.$A12]=&quot;&quot;;&quot;&quot;;&quot;省略&quot;))">
            <text:p/>
          </table:table-cell>
          <table:table-cell table:number-columns-repeated="995"/>
        </table:table-row>
        <table:table-row table:style-name="ro121">
          <table:table-cell table:style-name="ce6"/>
          <table:table-cell table:style-name="ce6" table:formula="of:=IF(AND([.$A13]&lt;&gt;&quot;&quot;;NOT(ISNUMBER(FIND(&quot;廃止&quot;;[.$C13]))));MAX([.$B$1:.$B12])+1;&quot;&quot;)">
            <text:p/>
          </table:table-cell>
          <table:table-cell table:style-name="ce168" office:value-type="string" calcext:value-type="string">
            <text:p>MenuShortcut-9（廃止）</text:p>
          </table:table-cell>
          <table:table-cell table:style-name="ce168" office:value-type="string" calcext:value-type="string">
            <text:p>ツール＞アプリ</text:p>
          </table:table-cell>
          <table:table-cell table:style-name="ce168" office:value-type="string" calcext:value-type="string">
            <text:p>openApps</text:p>
          </table:table-cell>
          <table:table-cell table:style-name="ce168" office:value-type="string" calcext:value-type="string">
            <text:p>Firefox 45で廃止</text:p>
          </table:table-cell>
          <table:table-cell table:style-name="ce168"/>
          <table:table-cell table:style-name="ce65"/>
          <table:table-cell table:style-name="ce66"/>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H13];[$'verify-targets-to-chapters'.$A$1:.$B$999];2;0);IF([.$A13]=&quot;&quot;;&quot;&quot;;&quot;省略&quot;))">
            <text:p/>
          </table:table-cell>
          <table:table-cell table:number-columns-repeated="995"/>
        </table:table-row>
        <table:table-row table:style-name="ro122">
          <table:table-cell table:style-name="ce6"/>
          <table:table-cell table:style-name="ce6" table:formula="of:=IF(AND([.$A14]&lt;&gt;&quot;&quot;;NOT(ISNUMBER(FIND(&quot;廃止&quot;;[.$C14]))));MAX([.$B$1:.$B13])+1;&quot;&quot;)">
            <text:p/>
          </table:table-cell>
          <table:table-cell table:style-name="ce168" office:value-type="string" calcext:value-type="string">
            <text:p>MenuShortcut-10</text:p>
          </table:table-cell>
          <table:table-cell table:style-name="ce168" office:value-type="string" calcext:value-type="string">
            <text:p>ツール＞ウェブ開発（開発ツールボタン）</text:p>
          </table:table-cell>
          <table:table-cell table:style-name="ce168" office:value-type="string" calcext:value-type="string">
            <text:p>webDeveloper</text:p>
          </table:table-cell>
          <table:table-cell table:style-name="ce168" office:value-type="string" calcext:value-type="string">
            <text:p>-</text:p>
          </table:table-cell>
          <table:table-cell table:style-name="ce168" office:value-type="string" calcext:value-type="string">
            <text:p>#webDeveloperMenu,</text:p>
            <text:p>#developer-button,</text:p>
            <text:p>#wrapper-developer-button,</text:p>
            <text:p>#devToolsSeparator</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H14];[$'verify-targets-to-chapters'.$A$1:.$B$999];2;0);IF([.$A14]=&quot;&quot;;&quot;&quot;;&quot;省略&quot;))">
            <text:p/>
          </table:table-cell>
          <table:table-cell table:number-columns-repeated="995"/>
        </table:table-row>
        <table:table-row table:style-name="ro123">
          <table:table-cell table:style-name="ce6"/>
          <table:table-cell table:style-name="ce6" table:formula="of:=IF(AND([.$A15]&lt;&gt;&quot;&quot;;NOT(ISNUMBER(FIND(&quot;廃止&quot;;[.$C15]))));MAX([.$B$1:.$B14])+1;&quot;&quot;)">
            <text:p/>
          </table:table-cell>
          <table:table-cell table:style-name="ce168" office:value-type="string" calcext:value-type="string">
            <text:p>MenuShortcut-11</text:p>
          </table:table-cell>
          <table:table-cell table:style-name="ce168" office:value-type="string" calcext:value-type="string">
            <text:p>ツール＞ウェブ開発＞開発ツールを表示</text:p>
          </table:table-cell>
          <table:table-cell table:style-name="ce168" office:value-type="string" calcext:value-type="string">
            <text:p>devToolbox</text:p>
          </table:table-cell>
          <table:table-cell table:style-name="ce168" office:value-type="string" calcext:value-type="string">
            <text:p>Ctrl-Shift-I,</text:p>
            <text:p>F12</text:p>
          </table:table-cell>
          <table:table-cell table:style-name="ce168" office:value-type="string" calcext:value-type="string">
            <text:p>#menu_devToolbox,</text:p>
            <text:p>#key_devToolboxMenuItem,</text:p>
            <text:p>#key_devToolboxMenuItemF12,</text:p>
            <text:p>[key='key_devToolboxMenuItem']</text:p>
          </table:table-cell>
          <table:table-cell table:style-name="ce16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5];[$'verify-targets-to-chapters'.$A$1:.$B$999];2;0);IF([.$A15]=&quot;&quot;;&quot;&quot;;&quot;省略&quot;))">
            <text:p/>
          </table:table-cell>
          <table:table-cell table:number-columns-repeated="995"/>
        </table:table-row>
        <table:table-row table:style-name="ro117">
          <table:table-cell table:style-name="ce6"/>
          <table:table-cell table:style-name="ce6" table:formula="of:=IF(AND([.$A16]&lt;&gt;&quot;&quot;;NOT(ISNUMBER(FIND(&quot;廃止&quot;;[.$C16]))));MAX([.$B$1:.$B15])+1;&quot;&quot;)">
            <text:p/>
          </table:table-cell>
          <table:table-cell table:style-name="ce168" office:value-type="string" calcext:value-type="string">
            <text:p>MenuShortcut-12</text:p>
          </table:table-cell>
          <table:table-cell table:style-name="ce168" office:value-type="string" calcext:value-type="string">
            <text:p>ツール＞ウェブ開発＞インスペクタ</text:p>
          </table:table-cell>
          <table:table-cell table:style-name="ce168" office:value-type="string" calcext:value-type="string">
            <text:p>inspector</text:p>
          </table:table-cell>
          <table:table-cell table:style-name="ce168" office:value-type="string" calcext:value-type="string">
            <text:p>Ctrl-Shift-C</text:p>
          </table:table-cell>
          <table:table-cell table:style-name="ce168" office:value-type="string" calcext:value-type="string">
            <text:p>#key_inspector,</text:p>
            <text:p>#menu_inspector,</text:p>
            <text:p><text:span text:style-name="T2">[key='key_inspector']</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H16];[$'verify-targets-to-chapters'.$A$1:.$B$999];2;0);IF([.$A16]=&quot;&quot;;&quot;&quot;;&quot;省略&quot;))">
            <text:p/>
          </table:table-cell>
          <table:table-cell table:number-columns-repeated="995"/>
        </table:table-row>
        <table:table-row table:style-name="ro117">
          <table:table-cell table:style-name="ce6"/>
          <table:table-cell table:style-name="ce6" table:formula="of:=IF(AND([.$A17]&lt;&gt;&quot;&quot;;NOT(ISNUMBER(FIND(&quot;廃止&quot;;[.$C17]))));MAX([.$B$1:.$B16])+1;&quot;&quot;)">
            <text:p/>
          </table:table-cell>
          <table:table-cell table:style-name="ce168" office:value-type="string" calcext:value-type="string">
            <text:p>MenuShortcut-13</text:p>
          </table:table-cell>
          <table:table-cell table:style-name="ce168" office:value-type="string" calcext:value-type="string">
            <text:p>ツール＞ウェブ開発＞Webコンソール</text:p>
          </table:table-cell>
          <table:table-cell table:style-name="ce168" office:value-type="string" calcext:value-type="string">
            <text:p>webconsole</text:p>
          </table:table-cell>
          <table:table-cell table:style-name="ce168" office:value-type="string" calcext:value-type="string">
            <text:p>Ctrl-Shift-K</text:p>
          </table:table-cell>
          <table:table-cell table:style-name="ce168" office:value-type="string" calcext:value-type="string">
            <text:p>#key_webconsole,</text:p>
            <text:p><text:span text:style-name="T2">#menu_webconsole,</text:span></text:p>
            <text:p><text:span text:style-name="T2">[key='key_webconsole']</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H17];[$'verify-targets-to-chapters'.$A$1:.$B$999];2;0);IF([.$A17]=&quot;&quot;;&quot;&quot;;&quot;省略&quot;))">
            <text:p/>
          </table:table-cell>
          <table:table-cell table:number-columns-repeated="995"/>
        </table:table-row>
        <table:table-row table:style-name="ro117">
          <table:table-cell table:style-name="ce6"/>
          <table:table-cell table:style-name="ce6" table:formula="of:=IF(AND([.$A18]&lt;&gt;&quot;&quot;;NOT(ISNUMBER(FIND(&quot;廃止&quot;;[.$C18]))));MAX([.$B$1:.$B17])+1;&quot;&quot;)">
            <text:p/>
          </table:table-cell>
          <table:table-cell table:style-name="ce168" office:value-type="string" calcext:value-type="string">
            <text:p>MenuShortcut-14</text:p>
          </table:table-cell>
          <table:table-cell table:style-name="ce168" office:value-type="string" calcext:value-type="string">
            <text:p>ツール＞ウェブ開発＞デバッガ</text:p>
          </table:table-cell>
          <table:table-cell table:style-name="ce168" office:value-type="string" calcext:value-type="string">
            <text:p>jsdebugger</text:p>
          </table:table-cell>
          <table:table-cell table:style-name="ce168" office:value-type="string" calcext:value-type="string">
            <text:p>Ctrl-Shift-S</text:p>
          </table:table-cell>
          <table:table-cell table:style-name="ce168" office:value-type="string" calcext:value-type="string">
            <text:p>#key_jsdebugger,</text:p>
            <text:p><text:span text:style-name="T2">#menu_jsdebugger,</text:span></text:p>
            <text:p><text:span text:style-name="T2">[key='key_jsdebugger']</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8];[$'verify-targets-to-chapters'.$A$1:.$B$999];2;0);IF([.$A18]=&quot;&quot;;&quot;&quot;;&quot;省略&quot;))">
            <text:p/>
          </table:table-cell>
          <table:table-cell table:number-columns-repeated="995"/>
        </table:table-row>
        <table:table-row table:style-name="ro124">
          <table:table-cell table:style-name="ce6"/>
          <table:table-cell table:style-name="ce6" table:formula="of:=IF(AND([.$A19]&lt;&gt;&quot;&quot;;NOT(ISNUMBER(FIND(&quot;廃止&quot;;[.$C19]))));MAX([.$B$1:.$B18])+1;&quot;&quot;)">
            <text:p/>
          </table:table-cell>
          <table:table-cell table:style-name="ce168" office:value-type="string" calcext:value-type="string">
            <text:p>MenuShortcut-15</text:p>
          </table:table-cell>
          <table:table-cell table:style-name="ce168" office:value-type="string" calcext:value-type="string">
            <text:p>ツール＞ウェブ開発＞スタイルエディタ</text:p>
          </table:table-cell>
          <table:table-cell table:style-name="ce168" office:value-type="string" calcext:value-type="string">
            <text:p>styleeditor</text:p>
          </table:table-cell>
          <table:table-cell table:style-name="ce168" office:value-type="string" calcext:value-type="string">
            <text:p>Shift-F7</text:p>
          </table:table-cell>
          <table:table-cell table:style-name="ce168" office:value-type="string" calcext:value-type="string">
            <text:p>#key_styleeditor,</text:p>
            <text:p><text:span text:style-name="T2">#menu_styleeditor,</text:span></text:p>
            <text:p><text:span text:style-name="T2">[key='key_styleeditor']</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H19];[$'verify-targets-to-chapters'.$A$1:.$B$999];2;0);IF([.$A19]=&quot;&quot;;&quot;&quot;;&quot;省略&quot;))">
            <text:p/>
          </table:table-cell>
          <table:table-cell table:number-columns-repeated="995"/>
        </table:table-row>
        <table:table-row table:style-name="ro124">
          <table:table-cell table:style-name="ce6"/>
          <table:table-cell table:style-name="ce6" table:formula="of:=IF(AND([.$A20]&lt;&gt;&quot;&quot;;NOT(ISNUMBER(FIND(&quot;廃止&quot;;[.$C20]))));MAX([.$B$1:.$B19])+1;&quot;&quot;)">
            <text:p/>
          </table:table-cell>
          <table:table-cell table:style-name="ce168" office:value-type="string" calcext:value-type="string">
            <text:p>MenuShortcut-16</text:p>
          </table:table-cell>
          <table:table-cell table:style-name="ce168" office:value-type="string" calcext:value-type="string">
            <text:p>ツール＞ウェブ開発＞パフォーマンス</text:p>
            <text:p>（旧バージョンでは「プロファイラ」）</text:p>
          </table:table-cell>
          <table:table-cell table:style-name="ce168" office:value-type="string" calcext:value-type="string">
            <text:p>jsprofiler</text:p>
          </table:table-cell>
          <table:table-cell table:style-name="ce168" office:value-type="string" calcext:value-type="string">
            <text:p>Shift-F5</text:p>
          </table:table-cell>
          <table:table-cell table:style-name="ce168" office:value-type="string" calcext:value-type="string">
            <text:p>#key_performance,</text:p>
            <text:p><text:span text:style-name="T2">#menu_performance,</text:span></text:p>
            <text:p><text:span text:style-name="T2">[key='key_performance']</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0];[$'verify-targets-to-chapters'.$A$1:.$B$999];2;0);IF([.$A20]=&quot;&quot;;&quot;&quot;;&quot;省略&quot;))">
            <text:p/>
          </table:table-cell>
          <table:table-cell table:number-columns-repeated="995"/>
        </table:table-row>
        <table:table-row table:style-name="ro117">
          <table:table-cell table:style-name="ce6"/>
          <table:table-cell table:style-name="ce6" table:formula="of:=IF(AND([.$A21]&lt;&gt;&quot;&quot;;NOT(ISNUMBER(FIND(&quot;廃止&quot;;[.$C21]))));MAX([.$B$1:.$B20])+1;&quot;&quot;)">
            <text:p/>
          </table:table-cell>
          <table:table-cell table:style-name="ce168" office:value-type="string" calcext:value-type="string">
            <text:p>MenuShortcut-17</text:p>
          </table:table-cell>
          <table:table-cell table:style-name="ce168" office:value-type="string" calcext:value-type="string">
            <text:p>ツール＞ウェブ開発＞ネットワーク</text:p>
          </table:table-cell>
          <table:table-cell table:style-name="ce168" office:value-type="string" calcext:value-type="string">
            <text:p>netmonitor</text:p>
          </table:table-cell>
          <table:table-cell table:style-name="ce168" office:value-type="string" calcext:value-type="string">
            <text:p>Ctrl-Shift-Q</text:p>
          </table:table-cell>
          <table:table-cell table:style-name="ce168" office:value-type="string" calcext:value-type="string">
            <text:p>#key_netmonitor,</text:p>
            <text:p><text:span text:style-name="T2">#menu_netmonitor,</text:span></text:p>
            <text:p><text:span text:style-name="T2">[key='key_netmonitor']</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1];[$'verify-targets-to-chapters'.$A$1:.$B$999];2;0);IF([.$A21]=&quot;&quot;;&quot;&quot;;&quot;省略&quot;))">
            <text:p/>
          </table:table-cell>
          <table:table-cell table:number-columns-repeated="995"/>
        </table:table-row>
        <table:table-row table:style-name="ro124">
          <table:table-cell table:style-name="ce6"/>
          <table:table-cell table:style-name="ce6" table:formula="of:=IF(AND([.$A22]&lt;&gt;&quot;&quot;;NOT(ISNUMBER(FIND(&quot;廃止&quot;;[.$C22]))));MAX([.$B$1:.$B21])+1;&quot;&quot;)">
            <text:p/>
          </table:table-cell>
          <table:table-cell table:style-name="ce168" office:value-type="string" calcext:value-type="string">
            <text:p>MenuShortcut-18</text:p>
          </table:table-cell>
          <table:table-cell table:style-name="ce168" office:value-type="string" calcext:value-type="string">
            <text:p>ツール＞ウェブ開発＞開発ツールバー</text:p>
          </table:table-cell>
          <table:table-cell table:style-name="ce168" office:value-type="string" calcext:value-type="string">
            <text:p>devToolbar</text:p>
          </table:table-cell>
          <table:table-cell table:style-name="ce168" office:value-type="string" calcext:value-type="string">
            <text:p>Shift-F2</text:p>
          </table:table-cell>
          <table:table-cell table:style-name="ce168" office:value-type="string" calcext:value-type="string">
            <text:p>#key_devToolbar,</text:p>
            <text:p><text:span text:style-name="T2">#menu_devToolbar,</text:span></text:p>
            <text:p><text:span text:style-name="T2">[key='key_devToolbar']</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2];[$'verify-targets-to-chapters'.$A$1:.$B$999];2;0);IF([.$A22]=&quot;&quot;;&quot;&quot;;&quot;省略&quot;))">
            <text:p/>
          </table:table-cell>
          <table:table-cell table:number-columns-repeated="995"/>
        </table:table-row>
        <table:table-row table:style-name="ro120">
          <table:table-cell table:style-name="ce6"/>
          <table:table-cell table:style-name="ce6" table:formula="of:=IF(AND([.$A23]&lt;&gt;&quot;&quot;;NOT(ISNUMBER(FIND(&quot;廃止&quot;;[.$C23]))));MAX([.$B$1:.$B22])+1;&quot;&quot;)">
            <text:p/>
          </table:table-cell>
          <table:table-cell table:style-name="ce168" office:value-type="string" calcext:value-type="string">
            <text:p>MenuShortcut-19（廃止）</text:p>
          </table:table-cell>
          <table:table-cell table:style-name="ce168" office:value-type="string" calcext:value-type="string">
            <text:p>ツール＞ウェブ開発＞アプリマネージャ</text:p>
          </table:table-cell>
          <table:table-cell table:style-name="ce168" office:value-type="string" calcext:value-type="string">
            <text:p>devAppMgr</text:p>
          </table:table-cell>
          <table:table-cell table:style-name="ce168" office:value-type="string" calcext:value-type="string">
            <text:p>Firefox 38で廃止</text:p>
          </table:table-cell>
          <table:table-cell table:style-name="ce16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3];[$'verify-targets-to-chapters'.$A$1:.$B$999];2;0);IF([.$A23]=&quot;&quot;;&quot;&quot;;&quot;省略&quot;))">
            <text:p/>
          </table:table-cell>
          <table:table-cell table:number-columns-repeated="995"/>
        </table:table-row>
        <table:table-row table:style-name="ro124">
          <table:table-cell table:style-name="ce6"/>
          <table:table-cell table:style-name="ce6" table:formula="of:=IF(AND([.$A24]&lt;&gt;&quot;&quot;;NOT(ISNUMBER(FIND(&quot;廃止&quot;;[.$C24]))));MAX([.$B$1:.$B23])+1;&quot;&quot;)">
            <text:p/>
          </table:table-cell>
          <table:table-cell table:style-name="ce168" office:value-type="string" calcext:value-type="string">
            <text:p>MenuShortcut-20</text:p>
          </table:table-cell>
          <table:table-cell table:style-name="ce168" office:value-type="string" calcext:value-type="string">
            <text:p>ツール＞ウェブ開発＞WebIDE</text:p>
          </table:table-cell>
          <table:table-cell table:style-name="ce168" office:value-type="string" calcext:value-type="string">
            <text:p>webide</text:p>
          </table:table-cell>
          <table:table-cell table:style-name="ce168" office:value-type="string" calcext:value-type="string">
            <text:p>Shift-F8</text:p>
          </table:table-cell>
          <table:table-cell table:style-name="ce168" office:value-type="string" calcext:value-type="string">
            <text:p>#key_webide,</text:p>
            <text:p><text:span text:style-name="T2">#menu_webide,</text:span></text:p>
            <text:p><text:span text:style-name="T2">[key='key_webide']</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4];[$'verify-targets-to-chapters'.$A$1:.$B$999];2;0);IF([.$A24]=&quot;&quot;;&quot;&quot;;&quot;省略&quot;))">
            <text:p/>
          </table:table-cell>
          <table:table-cell table:number-columns-repeated="995"/>
        </table:table-row>
        <table:table-row table:style-name="ro121">
          <table:table-cell table:style-name="ce6"/>
          <table:table-cell table:style-name="ce6" table:formula="of:=IF(AND([.$A25]&lt;&gt;&quot;&quot;;NOT(ISNUMBER(FIND(&quot;廃止&quot;;[.$C25]))));MAX([.$B$1:.$B24])+1;&quot;&quot;)">
            <text:p/>
          </table:table-cell>
          <table:table-cell table:style-name="ce168" office:value-type="string" calcext:value-type="string">
            <text:p>MenuShortcut-21</text:p>
          </table:table-cell>
          <table:table-cell table:style-name="ce168" office:value-type="string" calcext:value-type="string">
            <text:p>ツール＞ウェブ開発＞ブラウザツールボックス</text:p>
          </table:table-cell>
          <table:table-cell table:style-name="ce168" office:value-type="string" calcext:value-type="string">
            <text:p>browserToolbox</text:p>
          </table:table-cell>
          <table:table-cell table:style-name="ce168" office:value-type="string" calcext:value-type="string">
            <text:p>Ctrl-Shift-Alt-I</text:p>
          </table:table-cell>
          <table:table-cell table:style-name="ce168" office:value-type="string" calcext:value-type="string">
            <text:p>#key_browserToolbox,</text:p>
            <text:p><text:span text:style-name="T2">#menu_browserToolbox,</text:span></text:p>
            <text:p><text:span text:style-name="T2">[key='key_browserToolbox']</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5];[$'verify-targets-to-chapters'.$A$1:.$B$999];2;0);IF([.$A25]=&quot;&quot;;&quot;&quot;;&quot;省略&quot;))">
            <text:p/>
          </table:table-cell>
          <table:table-cell table:number-columns-repeated="995"/>
        </table:table-row>
        <table:table-row table:style-name="ro117">
          <table:table-cell table:style-name="ce6"/>
          <table:table-cell table:style-name="ce6" table:formula="of:=IF(AND([.$A26]&lt;&gt;&quot;&quot;;NOT(ISNUMBER(FIND(&quot;廃止&quot;;[.$C26]))));MAX([.$B$1:.$B25])+1;&quot;&quot;)">
            <text:p/>
          </table:table-cell>
          <table:table-cell table:style-name="ce168" office:value-type="string" calcext:value-type="string">
            <text:p>MenuShortcut-22</text:p>
          </table:table-cell>
          <table:table-cell table:style-name="ce168" office:value-type="string" calcext:value-type="string">
            <text:p>ツール＞ウェブ開発＞ブラウザコンソール</text:p>
          </table:table-cell>
          <table:table-cell table:style-name="ce168" office:value-type="string" calcext:value-type="string">
            <text:p>browserConsole</text:p>
          </table:table-cell>
          <table:table-cell table:style-name="ce168"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H26];[$'verify-targets-to-chapters'.$A$1:.$B$999];2;0);IF([.$A26]=&quot;&quot;;&quot;&quot;;&quot;省略&quot;))">
            <text:p/>
          </table:table-cell>
          <table:table-cell table:number-columns-repeated="995"/>
        </table:table-row>
        <table:table-row table:style-name="ro117">
          <table:table-cell table:style-name="ce6"/>
          <table:table-cell table:style-name="ce6" table:formula="of:=IF(AND([.$A27]&lt;&gt;&quot;&quot;;NOT(ISNUMBER(FIND(&quot;廃止&quot;;[.$C27]))));MAX([.$B$1:.$B26])+1;&quot;&quot;)">
            <text:p/>
          </table:table-cell>
          <table:table-cell table:style-name="ce168" office:value-type="string" calcext:value-type="string">
            <text:p>MenuShortcut-23</text:p>
          </table:table-cell>
          <table:table-cell table:style-name="ce168" office:value-type="string" calcext:value-type="string">
            <text:p>ツール＞ウェブ開発＞レスポンシブデザインビュー</text:p>
          </table:table-cell>
          <table:table-cell table:style-name="ce168" office:value-type="string" calcext:value-type="string">
            <text:p>resposiveUI</text:p>
          </table:table-cell>
          <table:table-cell table:style-name="ce168" office:value-type="string" calcext:value-type="string">
            <text:p>Ctrl-Shift-M</text:p>
          </table:table-cell>
          <table:table-cell table:style-name="ce168" office:value-type="string" calcext:value-type="string">
            <text:p><text:span text:style-name="T1">#key_responsiveUI,</text:span></text:p>
            <text:p><text:span text:style-name="T2">#menu_responsiveUI,</text:span></text:p>
            <text:p><text:span text:style-name="T2">[key='key_responsiveUI']</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7];[$'verify-targets-to-chapters'.$A$1:.$B$999];2;0);IF([.$A27]=&quot;&quot;;&quot;&quot;;&quot;省略&quot;))">
            <text:p/>
          </table:table-cell>
          <table:table-cell table:number-columns-repeated="995"/>
        </table:table-row>
        <table:table-row table:style-name="ro121">
          <table:table-cell table:style-name="ce6"/>
          <table:table-cell table:style-name="ce6" table:formula="of:=IF(AND([.$A28]&lt;&gt;&quot;&quot;;NOT(ISNUMBER(FIND(&quot;廃止&quot;;[.$C28]))));MAX([.$B$1:.$B27])+1;&quot;&quot;)">
            <text:p/>
          </table:table-cell>
          <table:table-cell table:style-name="ce168" office:value-type="string" calcext:value-type="string">
            <text:p>MenuShortcut-24</text:p>
          </table:table-cell>
          <table:table-cell table:style-name="ce168" office:value-type="string" calcext:value-type="string">
            <text:p>ツール＞ウェブ開発＞スポイト</text:p>
          </table:table-cell>
          <table:table-cell table:style-name="ce168" office:value-type="string" calcext:value-type="string">
            <text:p>eyedropper</text:p>
          </table:table-cell>
          <table:table-cell table:style-name="ce168" office:value-type="string" calcext:value-type="string">
            <text:p>-</text:p>
          </table:table-cell>
          <table:table-cell table:style-name="ce168"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8];[$'verify-targets-to-chapters'.$A$1:.$B$999];2;0);IF([.$A28]=&quot;&quot;;&quot;&quot;;&quot;省略&quot;))">
            <text:p/>
          </table:table-cell>
          <table:table-cell table:number-columns-repeated="995"/>
        </table:table-row>
        <table:table-row table:style-name="ro124">
          <table:table-cell table:style-name="ce6"/>
          <table:table-cell table:style-name="ce6" table:formula="of:=IF(AND([.$A29]&lt;&gt;&quot;&quot;;NOT(ISNUMBER(FIND(&quot;廃止&quot;;[.$C29]))));MAX([.$B$1:.$B28])+1;&quot;&quot;)">
            <text:p/>
          </table:table-cell>
          <table:table-cell table:style-name="ce168" office:value-type="string" calcext:value-type="string">
            <text:p>MenuShortcut-25</text:p>
          </table:table-cell>
          <table:table-cell table:style-name="ce168" office:value-type="string" calcext:value-type="string">
            <text:p>ツール＞ウェブ開発＞スクラッチパッド</text:p>
          </table:table-cell>
          <table:table-cell table:style-name="ce168" office:value-type="string" calcext:value-type="string">
            <text:p>scratchpad</text:p>
          </table:table-cell>
          <table:table-cell table:style-name="ce168"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6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H29];[$'verify-targets-to-chapters'.$A$1:.$B$999];2;0);IF([.$A29]=&quot;&quot;;&quot;&quot;;&quot;省略&quot;))">
            <text:p/>
          </table:table-cell>
          <table:table-cell table:number-columns-repeated="995"/>
        </table:table-row>
        <table:table-row table:style-name="ro124">
          <table:table-cell table:style-name="ce6"/>
          <table:table-cell table:style-name="ce6" table:formula="of:=IF(AND([.$A30]&lt;&gt;&quot;&quot;;NOT(ISNUMBER(FIND(&quot;廃止&quot;;[.$C30]))));MAX([.$B$1:.$B29])+1;&quot;&quot;)">
            <text:p/>
          </table:table-cell>
          <table:table-cell table:style-name="ce168" office:value-type="string" calcext:value-type="string">
            <text:p>MenuShortcut-26</text:p>
          </table:table-cell>
          <table:table-cell table:style-name="ce168" office:value-type="string" calcext:value-type="string">
            <text:p>ツール＞ウェブ開発＞ページのソース</text:p>
          </table:table-cell>
          <table:table-cell table:style-name="ce168" office:value-type="string" calcext:value-type="string">
            <text:p>viewSource</text:p>
          </table:table-cell>
          <table:table-cell table:style-name="ce168" office:value-type="string" calcext:value-type="string">
            <text:p>Ctrl-U</text:p>
          </table:table-cell>
          <table:table-cell table:style-name="ce168"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H30];[$'verify-targets-to-chapters'.$A$1:.$B$999];2;0);IF([.$A30]=&quot;&quot;;&quot;&quot;;&quot;省略&quot;))">
            <text:p/>
          </table:table-cell>
          <table:table-cell table:number-columns-repeated="995"/>
        </table:table-row>
        <table:table-row table:style-name="ro121">
          <table:table-cell table:style-name="ce6"/>
          <table:table-cell table:style-name="ce6" table:formula="of:=IF(AND([.$A31]&lt;&gt;&quot;&quot;;NOT(ISNUMBER(FIND(&quot;廃止&quot;;[.$C31]))));MAX([.$B$1:.$B30])+1;&quot;&quot;)">
            <text:p/>
          </table:table-cell>
          <table:table-cell table:style-name="ce168" office:value-type="string" calcext:value-type="string">
            <text:p>MenuShortcut-27（廃止）</text:p>
          </table:table-cell>
          <table:table-cell table:style-name="ce168" office:value-type="string" calcext:value-type="string">
            <text:p>ツール＞ウェブ開発＞エラーコンソール</text:p>
          </table:table-cell>
          <table:table-cell table:style-name="ce168" office:value-type="string" calcext:value-type="string">
            <text:p>errorConsole</text:p>
          </table:table-cell>
          <table:table-cell table:style-name="ce168" office:value-type="string" calcext:value-type="string">
            <text:p>Firefox 48で廃止</text:p>
          </table:table-cell>
          <table:table-cell table:style-name="ce16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H31];[$'verify-targets-to-chapters'.$A$1:.$B$999];2;0);IF([.$A31]=&quot;&quot;;&quot;&quot;;&quot;省略&quot;))">
            <text:p/>
          </table:table-cell>
          <table:table-cell table:number-columns-repeated="995"/>
        </table:table-row>
        <table:table-row table:style-name="ro121">
          <table:table-cell table:style-name="ce6"/>
          <table:table-cell table:style-name="ce6" table:formula="of:=IF(AND([.$A32]&lt;&gt;&quot;&quot;;NOT(ISNUMBER(FIND(&quot;廃止&quot;;[.$C32]))));MAX([.$B$1:.$B31])+1;&quot;&quot;)">
            <text:p/>
          </table:table-cell>
          <table:table-cell table:style-name="ce168" office:value-type="string" calcext:value-type="string">
            <text:p>MenuShortcut-28</text:p>
          </table:table-cell>
          <table:table-cell table:style-name="ce168" office:value-type="string" calcext:value-type="string">
            <text:p>ツール＞ウェブ開発＞接続...</text:p>
          </table:table-cell>
          <table:table-cell table:style-name="ce168" office:value-type="string" calcext:value-type="string">
            <text:p>devtools_connect</text:p>
          </table:table-cell>
          <table:table-cell table:style-name="ce168" office:value-type="string" calcext:value-type="string">
            <text:p>-</text:p>
          </table:table-cell>
          <table:table-cell table:style-name="ce168" office:value-type="string" calcext:value-type="string">
            <text:p>#menu_devtools_connect,</text:p>
            <text:p><text:span text:style-name="T2">.subviewbutton[label='接続...'],</text:span></text:p>
            <text:p><text:span text:style-name="T2">.subviewbutton[label='Connect…']</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2];[$'verify-targets-to-chapters'.$A$1:.$B$999];2;0);IF([.$A32]=&quot;&quot;;&quot;&quot;;&quot;省略&quot;))">
            <text:p/>
          </table:table-cell>
          <table:table-cell table:number-columns-repeated="995"/>
        </table:table-row>
        <table:table-row table:style-name="ro121">
          <table:table-cell table:style-name="ce6"/>
          <table:table-cell table:style-name="ce6" table:formula="of:=IF(AND([.$A33]&lt;&gt;&quot;&quot;;NOT(ISNUMBER(FIND(&quot;廃止&quot;;[.$C33]))));MAX([.$B$1:.$B32])+1;&quot;&quot;)">
            <text:p/>
          </table:table-cell>
          <table:table-cell table:style-name="ce168" office:value-type="string" calcext:value-type="string">
            <text:p>MenuShortcut-29</text:p>
          </table:table-cell>
          <table:table-cell table:style-name="ce168" office:value-type="string" calcext:value-type="string">
            <text:p>ツール＞ウェブ開発＞その他のツールを入手</text:p>
          </table:table-cell>
          <table:table-cell table:style-name="ce168" office:value-type="string" calcext:value-type="string">
            <text:p>getMoreDevtools</text:p>
          </table:table-cell>
          <table:table-cell table:style-name="ce168" office:value-type="string" calcext:value-type="string">
            <text:p>-</text:p>
          </table:table-cell>
          <table:table-cell table:style-name="ce168"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16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3];[$'verify-targets-to-chapters'.$A$1:.$B$999];2;0);IF([.$A33]=&quot;&quot;;&quot;&quot;;&quot;省略&quot;))">
            <text:p/>
          </table:table-cell>
          <table:table-cell table:number-columns-repeated="995"/>
        </table:table-row>
        <table:table-row table:style-name="ro122">
          <table:table-cell table:style-name="ce6"/>
          <table:table-cell table:style-name="ce6" table:formula="of:=IF(AND([.$A34]&lt;&gt;&quot;&quot;;NOT(ISNUMBER(FIND(&quot;廃止&quot;;[.$C34]))));MAX([.$B$1:.$B33])+1;&quot;&quot;)">
            <text:p/>
          </table:table-cell>
          <table:table-cell table:style-name="ce168" office:value-type="string" calcext:value-type="string">
            <text:p>MenuShortcut-30</text:p>
          </table:table-cell>
          <table:table-cell table:style-name="ce168" office:value-type="string" calcext:value-type="string">
            <text:p>ヘルプ＞Firefoxヘルプ</text:p>
            <text:p>（旧バージョンでは「ヘルプ」）</text:p>
          </table:table-cell>
          <table:table-cell table:style-name="ce168" office:value-type="string" calcext:value-type="string">
            <text:p>openHelp</text:p>
          </table:table-cell>
          <table:table-cell table:style-name="ce168" office:value-type="string" calcext:value-type="string">
            <text:p>-</text:p>
          </table:table-cell>
          <table:table-cell table:style-name="ce168" office:value-type="string" calcext:value-type="string">
            <text:p>#menu_openHelp,</text:p>
            <text:p>#key_openHelpMac,</text:p>
            <text:p>.subviewbutton[oncommand^='openHelp'][oncommand*='firefox-help']</text:p>
          </table:table-cell>
          <table:table-cell table:style-name="ce16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H34];[$'verify-targets-to-chapters'.$A$1:.$B$999];2;0);IF([.$A34]=&quot;&quot;;&quot;&quot;;&quot;省略&quot;))">
            <text:p/>
          </table:table-cell>
          <table:table-cell table:number-columns-repeated="995"/>
        </table:table-row>
        <table:table-row table:style-name="ro119">
          <table:table-cell table:style-name="ce6"/>
          <table:table-cell table:style-name="ce6" table:formula="of:=IF(AND([.$A35]&lt;&gt;&quot;&quot;;NOT(ISNUMBER(FIND(&quot;廃止&quot;;[.$C35]))));MAX([.$B$1:.$B34])+1;&quot;&quot;)">
            <text:p/>
          </table:table-cell>
          <table:table-cell table:style-name="ce168" office:value-type="string" calcext:value-type="string">
            <text:p>MenuShortcut-31</text:p>
          </table:table-cell>
          <table:table-cell table:style-name="ce168" office:value-type="string" calcext:value-type="string">
            <text:p>ヘルプ＞Firefoxツアー</text:p>
          </table:table-cell>
          <table:table-cell table:style-name="ce168" office:value-type="string" calcext:value-type="string">
            <text:p>tour</text:p>
          </table:table-cell>
          <table:table-cell table:style-name="ce168" office:value-type="string" calcext:value-type="string">
            <text:p>-</text:p>
          </table:table-cell>
          <table:table-cell table:style-name="ce168" office:value-type="string" calcext:value-type="string">
            <text:p>#menu_openTour,</text:p>
            <text:p>.subviewbutton[oncommand^='openTourPage']</text:p>
          </table:table-cell>
          <table:table-cell table:style-name="ce16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H35];[$'verify-targets-to-chapters'.$A$1:.$B$999];2;0);IF([.$A35]=&quot;&quot;;&quot;&quot;;&quot;省略&quot;))">
            <text:p/>
          </table:table-cell>
          <table:table-cell table:number-columns-repeated="995"/>
        </table:table-row>
        <table:table-row table:style-name="ro121">
          <table:table-cell table:style-name="ce6"/>
          <table:table-cell table:style-name="ce6" table:formula="of:=IF(AND([.$A36]&lt;&gt;&quot;&quot;;NOT(ISNUMBER(FIND(&quot;廃止&quot;;[.$C36]))));MAX([.$B$1:.$B35])+1;&quot;&quot;)">
            <text:p/>
          </table:table-cell>
          <table:table-cell table:style-name="ce168" office:value-type="string" calcext:value-type="string">
            <text:p>MenuShortcut-32</text:p>
          </table:table-cell>
          <table:table-cell table:style-name="ce168" office:value-type="string" calcext:value-type="string">
            <text:p>ヘルプ＞キーボードショートカット</text:p>
          </table:table-cell>
          <table:table-cell table:style-name="ce168" office:value-type="string" calcext:value-type="string">
            <text:p>keyboardShortcuts</text:p>
          </table:table-cell>
          <table:table-cell table:style-name="ce168" office:value-type="string" calcext:value-type="string">
            <text:p>-</text:p>
          </table:table-cell>
          <table:table-cell table:style-name="ce168" office:value-type="string" calcext:value-type="string">
            <text:p>#menu_keyboardShortcuts,</text:p>
            <text:p><text:span text:style-name="T6">.subviewbutton[oncommand^='openHelp'][oncommand*='keyboard-shortcuts']</text:span></text:p>
          </table:table-cell>
          <table:table-cell table:style-name="ce16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H36];[$'verify-targets-to-chapters'.$A$1:.$B$999];2;0);IF([.$A36]=&quot;&quot;;&quot;&quot;;&quot;省略&quot;))">
            <text:p/>
          </table:table-cell>
          <table:table-cell table:number-columns-repeated="995"/>
        </table:table-row>
        <table:table-row table:style-name="ro119">
          <table:table-cell table:style-name="ce6"/>
          <table:table-cell table:style-name="ce6" table:formula="of:=IF(AND([.$A37]&lt;&gt;&quot;&quot;;NOT(ISNUMBER(FIND(&quot;廃止&quot;;[.$C37]))));MAX([.$B$1:.$B36])+1;&quot;&quot;)">
            <text:p/>
          </table:table-cell>
          <table:table-cell table:style-name="ce168" office:value-type="string" calcext:value-type="string">
            <text:p>MenuShortcut-33</text:p>
          </table:table-cell>
          <table:table-cell table:style-name="ce168" office:value-type="string" calcext:value-type="string">
            <text:p>ヘルプ＞Firefoxヘルスレポート</text:p>
          </table:table-cell>
          <table:table-cell table:style-name="ce168" office:value-type="string" calcext:value-type="string">
            <text:p>healthReport</text:p>
          </table:table-cell>
          <table:table-cell table:style-name="ce168" office:value-type="string" calcext:value-type="string">
            <text:p>-</text:p>
          </table:table-cell>
          <table:table-cell table:style-name="ce168" office:value-type="string" calcext:value-type="string">
            <text:p>#healthReport,</text:p>
            <text:p>.subviewbutton[oncommand^='openHealthReport']</text:p>
          </table:table-cell>
          <table:table-cell table:style-name="ce16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H37];[$'verify-targets-to-chapters'.$A$1:.$B$999];2;0);IF([.$A37]=&quot;&quot;;&quot;&quot;;&quot;省略&quot;))">
            <text:p/>
          </table:table-cell>
          <table:table-cell table:number-columns-repeated="995"/>
        </table:table-row>
        <table:table-row table:style-name="ro120">
          <table:table-cell table:style-name="ce6"/>
          <table:table-cell table:style-name="ce6" table:formula="of:=IF(AND([.$A38]&lt;&gt;&quot;&quot;;NOT(ISNUMBER(FIND(&quot;廃止&quot;;[.$C38]))));MAX([.$B$1:.$B37])+1;&quot;&quot;)">
            <text:p/>
          </table:table-cell>
          <table:table-cell table:style-name="ce168" office:value-type="string" calcext:value-type="string">
            <text:p>MenuShortcut-34（廃止）</text:p>
          </table:table-cell>
          <table:table-cell table:style-name="ce168" office:value-type="string" calcext:value-type="string">
            <text:p>ヘルプ＞使いこなそう</text:p>
          </table:table-cell>
          <table:table-cell table:style-name="ce168" office:value-type="string" calcext:value-type="string">
            <text:p>gettingStarted</text:p>
          </table:table-cell>
          <table:table-cell table:style-name="ce168" office:value-type="string" calcext:value-type="string">
            <text:p>Firefox 31で廃止</text:p>
          </table:table-cell>
          <table:table-cell table:style-name="ce168"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H38];[$'verify-targets-to-chapters'.$A$1:.$B$999];2;0);IF([.$A38]=&quot;&quot;;&quot;&quot;;&quot;省略&quot;))">
            <text:p/>
          </table:table-cell>
          <table:table-cell table:number-columns-repeated="995"/>
        </table:table-row>
        <table:table-row table:style-name="ro119">
          <table:table-cell table:style-name="ce6"/>
          <table:table-cell table:style-name="ce6" table:formula="of:=IF(AND([.$A39]&lt;&gt;&quot;&quot;;NOT(ISNUMBER(FIND(&quot;廃止&quot;;[.$C39]))));MAX([.$B$1:.$B38])+1;&quot;&quot;)">
            <text:p/>
          </table:table-cell>
          <table:table-cell table:style-name="ce168" office:value-type="string" calcext:value-type="string">
            <text:p>MenuShortcut-35</text:p>
          </table:table-cell>
          <table:table-cell table:style-name="ce168" office:value-type="string" calcext:value-type="string">
            <text:p>ヘルプ＞トラブルシューティング情報</text:p>
          </table:table-cell>
          <table:table-cell table:style-name="ce168" office:value-type="string" calcext:value-type="string">
            <text:p>troubleshootingInfo</text:p>
          </table:table-cell>
          <table:table-cell table:style-name="ce168" office:value-type="string" calcext:value-type="string">
            <text:p>-</text:p>
          </table:table-cell>
          <table:table-cell table:style-name="ce168" office:value-type="string" calcext:value-type="string">
            <text:p>#troubleShooting,</text:p>
            <text:p>.subviewbutton[oncommand^='openTroubleshootingPage']</text:p>
          </table:table-cell>
          <table:table-cell table:style-name="ce16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H39];[$'verify-targets-to-chapters'.$A$1:.$B$999];2;0);IF([.$A39]=&quot;&quot;;&quot;&quot;;&quot;省略&quot;))">
            <text:p/>
          </table:table-cell>
          <table:table-cell table:number-columns-repeated="995"/>
        </table:table-row>
        <table:table-row table:style-name="ro121">
          <table:table-cell table:style-name="ce6"/>
          <table:table-cell table:style-name="ce6" table:formula="of:=IF(AND([.$A40]&lt;&gt;&quot;&quot;;NOT(ISNUMBER(FIND(&quot;廃止&quot;;[.$C40]))));MAX([.$B$1:.$B39])+1;&quot;&quot;)">
            <text:p/>
          </table:table-cell>
          <table:table-cell table:style-name="ce168" office:value-type="string" calcext:value-type="string">
            <text:p>MenuShortcut-36</text:p>
          </table:table-cell>
          <table:table-cell table:style-name="ce168" office:value-type="string" calcext:value-type="string">
            <text:p>ヘルプ＞フィードバックを送信</text:p>
          </table:table-cell>
          <table:table-cell table:style-name="ce168" office:value-type="string" calcext:value-type="string">
            <text:p>feedbackPage</text:p>
          </table:table-cell>
          <table:table-cell table:style-name="ce168" office:value-type="string" calcext:value-type="string">
            <text:p>-</text:p>
          </table:table-cell>
          <table:table-cell table:style-name="ce168" office:value-type="string" calcext:value-type="string">
            <text:p>#feedbackPage,</text:p>
            <text:p>.subviewbutton[oncommand^='openFeedbackPage']</text:p>
          </table:table-cell>
          <table:table-cell table:style-name="ce16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H40];[$'verify-targets-to-chapters'.$A$1:.$B$999];2;0);IF([.$A40]=&quot;&quot;;&quot;&quot;;&quot;省略&quot;))">
            <text:p/>
          </table:table-cell>
          <table:table-cell table:number-columns-repeated="995"/>
        </table:table-row>
        <table:table-row table:style-name="ro119">
          <table:table-cell table:style-name="ce6"/>
          <table:table-cell table:style-name="ce6" table:formula="of:=IF(AND([.$A41]&lt;&gt;&quot;&quot;;NOT(ISNUMBER(FIND(&quot;廃止&quot;;[.$C41]))));MAX([.$B$1:.$B40])+1;&quot;&quot;)">
            <text:p/>
          </table:table-cell>
          <table:table-cell table:style-name="ce168" office:value-type="string" calcext:value-type="string">
            <text:p>MenuShortcut-37</text:p>
          </table:table-cell>
          <table:table-cell table:style-name="ce168" office:value-type="string" calcext:value-type="string">
            <text:p>ヘルプ＞アドオンを無効にして再起動</text:p>
          </table:table-cell>
          <table:table-cell table:style-name="ce168" office:value-type="string" calcext:value-type="string">
            <text:p>helpSafeMode</text:p>
          </table:table-cell>
          <table:table-cell table:style-name="ce168" office:value-type="string" calcext:value-type="string">
            <text:p>-</text:p>
          </table:table-cell>
          <table:table-cell table:style-name="ce168" office:value-type="string" calcext:value-type="string">
            <text:p>#helpSafeMode,</text:p>
            <text:p>.subviewbutton[oncommand^='safeModeRestart']</text:p>
          </table:table-cell>
          <table:table-cell table:style-name="ce16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H41];[$'verify-targets-to-chapters'.$A$1:.$B$999];2;0);IF([.$A41]=&quot;&quot;;&quot;&quot;;&quot;省略&quot;))">
            <text:p/>
          </table:table-cell>
          <table:table-cell table:number-columns-repeated="995"/>
        </table:table-row>
        <table:table-row table:style-name="ro121">
          <table:table-cell table:style-name="ce6"/>
          <table:table-cell table:style-name="ce6" table:formula="of:=IF(AND([.$A42]&lt;&gt;&quot;&quot;;NOT(ISNUMBER(FIND(&quot;廃止&quot;;[.$C42]))));MAX([.$B$1:.$B41])+1;&quot;&quot;)">
            <text:p/>
          </table:table-cell>
          <table:table-cell table:style-name="ce168" office:value-type="string" calcext:value-type="string">
            <text:p>MenuShortcut-38</text:p>
          </table:table-cell>
          <table:table-cell table:style-name="ce168" office:value-type="string" calcext:value-type="string">
            <text:p>ヘルプ＞詐欺サイトを報告</text:p>
          </table:table-cell>
          <table:table-cell table:style-name="ce168" office:value-type="string" calcext:value-type="string">
            <text:p>reportPhishingtoolmenu</text:p>
          </table:table-cell>
          <table:table-cell table:style-name="ce168" office:value-type="string" calcext:value-type="string">
            <text:p>-</text:p>
          </table:table-cell>
          <table:table-cell table:style-name="ce168" office:value-type="string" calcext:value-type="string">
            <text:p>#menu_HelpPopup_reportPhishingtoolmenu,</text:p>
            <text:p>.subviewbutton[oncommand*='getReportURL'][oncommand*='Phish']</text:p>
          </table:table-cell>
          <table:table-cell table:style-name="ce16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H42];[$'verify-targets-to-chapters'.$A$1:.$B$999];2;0);IF([.$A42]=&quot;&quot;;&quot;&quot;;&quot;省略&quot;))">
            <text:p/>
          </table:table-cell>
          <table:table-cell table:number-columns-repeated="995"/>
        </table:table-row>
        <table:table-row table:style-name="ro121">
          <table:table-cell table:style-name="ce6"/>
          <table:table-cell table:style-name="ce6" table:formula="of:=IF(AND([.$A43]&lt;&gt;&quot;&quot;;NOT(ISNUMBER(FIND(&quot;廃止&quot;;[.$C43]))));MAX([.$B$1:.$B42])+1;&quot;&quot;)">
            <text:p/>
          </table:table-cell>
          <table:table-cell table:style-name="ce168" office:value-type="string" calcext:value-type="string">
            <text:p>MenuShortcut-39</text:p>
          </table:table-cell>
          <table:table-cell table:style-name="ce168" office:value-type="string" calcext:value-type="string">
            <text:p>ヘルプ＞誤警告を報告</text:p>
          </table:table-cell>
          <table:table-cell table:style-name="ce168" office:value-type="string" calcext:value-type="string">
            <text:p>reportPhishingErrortoolmenu</text:p>
          </table:table-cell>
          <table:table-cell table:style-name="ce168" office:value-type="string" calcext:value-type="string">
            <text:p>-</text:p>
          </table:table-cell>
          <table:table-cell table:style-name="ce168" office:value-type="string" calcext:value-type="string">
            <text:p>#menu_HelpPopup_reportPhishingErrortoolmenu,</text:p>
            <text:p>.subviewbutton[oncommand*='getReportURL'][oncommand*='Error']</text:p>
          </table:table-cell>
          <table:table-cell table:style-name="ce16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H43];[$'verify-targets-to-chapters'.$A$1:.$B$999];2;0);IF([.$A43]=&quot;&quot;;&quot;&quot;;&quot;省略&quot;))">
            <text:p/>
          </table:table-cell>
          <table:table-cell table:number-columns-repeated="995"/>
        </table:table-row>
        <table:table-row table:style-name="ro119">
          <table:table-cell table:style-name="ce6"/>
          <table:table-cell table:style-name="ce6" table:formula="of:=IF(AND([.$A44]&lt;&gt;&quot;&quot;;NOT(ISNUMBER(FIND(&quot;廃止&quot;;[.$C44]))));MAX([.$B$1:.$B43])+1;&quot;&quot;)">
            <text:p/>
          </table:table-cell>
          <table:table-cell table:style-name="ce168" office:value-type="string" calcext:value-type="string">
            <text:p>MenuShortcut-40</text:p>
          </table:table-cell>
          <table:table-cell table:style-name="ce168" office:value-type="string" calcext:value-type="string">
            <text:p>ヘルプ＞Firefoxについて のセパレータ</text:p>
          </table:table-cell>
          <table:table-cell table:style-name="ce168" office:value-type="string" calcext:value-type="string">
            <text:p>aboutSeparator</text:p>
          </table:table-cell>
          <table:table-cell table:style-name="ce168" office:value-type="string" calcext:value-type="string">
            <text:p>-</text:p>
          </table:table-cell>
          <table:table-cell table:style-name="ce168" office:value-type="string" calcext:value-type="string">
            <text:p>#aboutSeparator</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H44];[$'verify-targets-to-chapters'.$A$1:.$B$999];2;0);IF([.$A44]=&quot;&quot;;&quot;&quot;;&quot;省略&quot;))">
            <text:p/>
          </table:table-cell>
          <table:table-cell table:number-columns-repeated="995"/>
        </table:table-row>
        <table:table-row table:style-name="ro125">
          <table:table-cell table:style-name="ce6"/>
          <table:table-cell table:style-name="ce6" table:formula="of:=IF(AND([.$A45]&lt;&gt;&quot;&quot;;NOT(ISNUMBER(FIND(&quot;廃止&quot;;[.$C45]))));MAX([.$B$1:.$B44])+1;&quot;&quot;)">
            <text:p/>
          </table:table-cell>
          <table:table-cell table:style-name="ce168" office:value-type="string" calcext:value-type="string">
            <text:p>MenuShortcut-41</text:p>
          </table:table-cell>
          <table:table-cell table:style-name="ce168" office:value-type="string" calcext:value-type="string">
            <text:p>編集＞テキストの記述方向を切り替える</text:p>
          </table:table-cell>
          <table:table-cell table:style-name="ce168" office:value-type="string" calcext:value-type="string">
            <text:p>textfieldDirection</text:p>
          </table:table-cell>
          <table:table-cell table:style-name="ce168" office:value-type="string" calcext:value-type="string">
            <text:p>Ctrl-Shift-X</text:p>
          </table:table-cell>
          <table:table-cell table:style-name="ce168" office:value-type="string" calcext:value-type="string">
            <text:p>#textfieldDirection-separator,</text:p>
            <text:p>#textfieldDirection-swap,</text:p>
            <text:p>#key_switchTextDirection,</text:p>
            <text:p>#context-bidi-text-direction-toggle,</text:p>
            <text:p>#context-sep-bidi</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H45];[$'verify-targets-to-chapters'.$A$1:.$B$999];2;0);IF([.$A45]=&quot;&quot;;&quot;&quot;;&quot;省略&quot;))">
            <text:p/>
          </table:table-cell>
          <table:table-cell table:number-columns-repeated="995"/>
        </table:table-row>
        <table:table-row table:style-name="ro122">
          <table:table-cell table:style-name="ce6"/>
          <table:table-cell table:style-name="ce6" table:formula="of:=IF(AND([.$A46]&lt;&gt;&quot;&quot;;NOT(ISNUMBER(FIND(&quot;廃止&quot;;[.$C46]))));MAX([.$B$1:.$B45])+1;&quot;&quot;)">
            <text:p/>
          </table:table-cell>
          <table:table-cell table:style-name="ce168" office:value-type="string" calcext:value-type="string">
            <text:p>MenuShortcut-42</text:p>
          </table:table-cell>
          <table:table-cell table:style-name="ce168" office:value-type="string" calcext:value-type="string">
            <text:p>表示＞ページの記述方向を切り替える</text:p>
          </table:table-cell>
          <table:table-cell table:style-name="ce168" office:value-type="string" calcext:value-type="string">
            <text:p>documentDirection</text:p>
          </table:table-cell>
          <table:table-cell table:style-name="ce168" office:value-type="string" calcext:value-type="string">
            <text:p>-</text:p>
          </table:table-cell>
          <table:table-cell table:style-name="ce168"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H46];[$'verify-targets-to-chapters'.$A$1:.$B$999];2;0);IF([.$A46]=&quot;&quot;;&quot;&quot;;&quot;省略&quot;))">
            <text:p/>
          </table:table-cell>
          <table:table-cell table:number-columns-repeated="995"/>
        </table:table-row>
        <table:table-row table:style-name="ro119">
          <table:table-cell table:style-name="ce6"/>
          <table:table-cell table:style-name="ce6" table:formula="of:=IF(AND([.$A47]&lt;&gt;&quot;&quot;;NOT(ISNUMBER(FIND(&quot;廃止&quot;;[.$C47]))));MAX([.$B$1:.$B46])+1;&quot;&quot;)">
            <text:p/>
          </table:table-cell>
          <table:table-cell table:style-name="ce168" office:value-type="string" calcext:value-type="string">
            <text:p>MenuShortcut-43</text:p>
          </table:table-cell>
          <table:table-cell table:style-name="ce168" office:value-type="string" calcext:value-type="string">
            <text:p>履歴＞（メニュー内のセパレータ）</text:p>
          </table:table-cell>
          <table:table-cell table:style-name="ce168" office:value-type="string" calcext:value-type="string">
            <text:p>historySeparator</text:p>
          </table:table-cell>
          <table:table-cell table:style-name="ce168" office:value-type="string" calcext:value-type="string">
            <text:p>-</text:p>
          </table:table-cell>
          <table:table-cell table:style-name="ce168" office:value-type="string" calcext:value-type="string">
            <text:p>#startHistorySeparator</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H47];[$'verify-targets-to-chapters'.$A$1:.$B$999];2;0);IF([.$A47]=&quot;&quot;;&quot;&quot;;&quot;省略&quot;))">
            <text:p/>
          </table:table-cell>
          <table:table-cell table:number-columns-repeated="995"/>
        </table:table-row>
        <table:table-row table:style-name="ro126">
          <table:table-cell table:style-name="ce6"/>
          <table:table-cell table:style-name="ce6" table:formula="of:=IF(AND([.$A48]&lt;&gt;&quot;&quot;;NOT(ISNUMBER(FIND(&quot;廃止&quot;;[.$C48]))));MAX([.$B$1:.$B47])+1;&quot;&quot;)">
            <text:p/>
          </table:table-cell>
          <table:table-cell table:style-name="ce168" office:value-type="string" calcext:value-type="string">
            <text:p>MenuShortcut-44</text:p>
          </table:table-cell>
          <table:table-cell table:style-name="ce168" office:value-type="string" calcext:value-type="string">
            <text:p>ブックマーク＞ブックマークツールバー</text:p>
            <text:p>（およびそれに付随する各項目）</text:p>
          </table:table-cell>
          <table:table-cell table:style-name="ce168" office:value-type="string" calcext:value-type="string">
            <text:p>bookmarksToolbarFolder</text:p>
          </table:table-cell>
          <table:table-cell table:style-name="ce168" office:value-type="string" calcext:value-type="string">
            <text:p>-</text:p>
          </table:table-cell>
          <table:table-cell table:style-name="ce16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H48];[$'verify-targets-to-chapters'.$A$1:.$B$999];2;0);IF([.$A48]=&quot;&quot;;&quot;&quot;;&quot;省略&quot;))">
            <text:p/>
          </table:table-cell>
          <table:table-cell table:number-columns-repeated="995"/>
        </table:table-row>
        <table:table-row table:style-name="ro119">
          <table:table-cell table:style-name="ce6"/>
          <table:table-cell table:style-name="ce6" table:formula="of:=IF(AND([.$A49]&lt;&gt;&quot;&quot;;NOT(ISNUMBER(FIND(&quot;廃止&quot;;[.$C49]))));MAX([.$B$1:.$B48])+1;&quot;&quot;)">
            <text:p/>
          </table:table-cell>
          <table:table-cell table:style-name="ce168" office:value-type="string" calcext:value-type="string">
            <text:p>MenuShortcut-45（廃止）</text:p>
          </table:table-cell>
          <table:table-cell table:style-name="ce168" office:value-type="string" calcext:value-type="string">
            <text:p>コンテンツ領域のコンテキストメニュー＞リンクを保存する...</text:p>
          </table:table-cell>
          <table:table-cell table:style-name="ce168" office:value-type="string" calcext:value-type="string">
            <text:p>context-marklink</text:p>
          </table:table-cell>
          <table:table-cell table:style-name="ce168" office:value-type="string" calcext:value-type="string">
            <text:p>Firefox 51で廃止</text:p>
          </table:table-cell>
          <table:table-cell table:style-name="ce16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H49];[$'verify-targets-to-chapters'.$A$1:.$B$999];2;0);IF([.$A49]=&quot;&quot;;&quot;&quot;;&quot;省略&quot;))">
            <text:p/>
          </table:table-cell>
          <table:table-cell table:number-columns-repeated="995"/>
        </table:table-row>
        <table:table-row table:style-name="ro119">
          <table:table-cell table:style-name="ce6"/>
          <table:table-cell table:style-name="ce6" table:formula="of:=IF(AND([.$A50]&lt;&gt;&quot;&quot;;NOT(ISNUMBER(FIND(&quot;廃止&quot;;[.$C50]))));MAX([.$B$1:.$B49])+1;&quot;&quot;)">
            <text:p/>
          </table:table-cell>
          <table:table-cell table:style-name="ce168" office:value-type="string" calcext:value-type="string">
            <text:p>MenuShortcut-46</text:p>
          </table:table-cell>
          <table:table-cell table:style-name="ce168" office:value-type="string" calcext:value-type="string">
            <text:p>コンテンツ領域のコンテキストメニュー＞このリンクを共有</text:p>
          </table:table-cell>
          <table:table-cell table:style-name="ce168" office:value-type="string" calcext:value-type="string">
            <text:p>context-sharelink</text:p>
          </table:table-cell>
          <table:table-cell table:style-name="ce168" office:value-type="string" calcext:value-type="string">
            <text:p>-</text:p>
          </table:table-cell>
          <table:table-cell table:style-name="ce168" office:value-type="string" calcext:value-type="string">
            <text:p>#context-sharelink</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H50];[$'verify-targets-to-chapters'.$A$1:.$B$999];2;0);IF([.$A50]=&quot;&quot;;&quot;&quot;;&quot;省略&quot;))">
            <text:p/>
          </table:table-cell>
          <table:table-cell table:number-columns-repeated="995"/>
        </table:table-row>
        <table:table-row table:style-name="ro119">
          <table:table-cell table:style-name="ce6"/>
          <table:table-cell table:style-name="ce6" table:formula="of:=IF(AND([.$A51]&lt;&gt;&quot;&quot;;NOT(ISNUMBER(FIND(&quot;廃止&quot;;[.$C51]))));MAX([.$B$1:.$B50])+1;&quot;&quot;)">
            <text:p/>
          </table:table-cell>
          <table:table-cell table:style-name="ce168" office:value-type="string" calcext:value-type="string">
            <text:p>MenuShortcut-47</text:p>
          </table:table-cell>
          <table:table-cell table:style-name="ce168" office:value-type="string" calcext:value-type="string">
            <text:p>コンテンツ領域のコンテキストメニュー＞画像のURLをメールで送信</text:p>
          </table:table-cell>
          <table:table-cell table:style-name="ce168" office:value-type="string" calcext:value-type="string">
            <text:p>context-sendimage</text:p>
          </table:table-cell>
          <table:table-cell table:style-name="ce168" office:value-type="string" calcext:value-type="string">
            <text:p>-</text:p>
          </table:table-cell>
          <table:table-cell table:style-name="ce168" office:value-type="string" calcext:value-type="string">
            <text:p>#context-sendimage</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H51];[$'verify-targets-to-chapters'.$A$1:.$B$999];2;0);IF([.$A51]=&quot;&quot;;&quot;&quot;;&quot;省略&quot;))">
            <text:p/>
          </table:table-cell>
          <table:table-cell table:number-columns-repeated="995"/>
        </table:table-row>
        <table:table-row table:style-name="ro119">
          <table:table-cell table:style-name="ce6"/>
          <table:table-cell table:style-name="ce6" table:formula="of:=IF(AND([.$A52]&lt;&gt;&quot;&quot;;NOT(ISNUMBER(FIND(&quot;廃止&quot;;[.$C52]))));MAX([.$B$1:.$B51])+1;&quot;&quot;)">
            <text:p/>
          </table:table-cell>
          <table:table-cell table:style-name="ce168" office:value-type="string" calcext:value-type="string">
            <text:p>MenuShortcut-48</text:p>
          </table:table-cell>
          <table:table-cell table:style-name="ce168" office:value-type="string" calcext:value-type="string">
            <text:p>コンテンツ領域のコンテキストメニュー＞この画像を共有</text:p>
          </table:table-cell>
          <table:table-cell table:style-name="ce168" office:value-type="string" calcext:value-type="string">
            <text:p>context-shareimage</text:p>
          </table:table-cell>
          <table:table-cell table:style-name="ce168" office:value-type="string" calcext:value-type="string">
            <text:p>-</text:p>
          </table:table-cell>
          <table:table-cell table:style-name="ce168" office:value-type="string" calcext:value-type="string">
            <text:p>#context-shareimage</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H52];[$'verify-targets-to-chapters'.$A$1:.$B$999];2;0);IF([.$A52]=&quot;&quot;;&quot;&quot;;&quot;省略&quot;))">
            <text:p/>
          </table:table-cell>
          <table:table-cell table:number-columns-repeated="995"/>
        </table:table-row>
        <table:table-row table:style-name="ro119">
          <table:table-cell table:style-name="ce6"/>
          <table:table-cell table:style-name="ce6" table:formula="of:=IF(AND([.$A53]&lt;&gt;&quot;&quot;;NOT(ISNUMBER(FIND(&quot;廃止&quot;;[.$C53]))));MAX([.$B$1:.$B52])+1;&quot;&quot;)">
            <text:p/>
          </table:table-cell>
          <table:table-cell table:style-name="ce168" office:value-type="string" calcext:value-type="string">
            <text:p>MenuShortcut-49</text:p>
          </table:table-cell>
          <table:table-cell table:style-name="ce168" office:value-type="string" calcext:value-type="string">
            <text:p>コンテンツ領域のコンテキストメニュー＞動画のURLをメールで送信</text:p>
          </table:table-cell>
          <table:table-cell table:style-name="ce168" office:value-type="string" calcext:value-type="string">
            <text:p>context-sendvideo</text:p>
          </table:table-cell>
          <table:table-cell table:style-name="ce168" office:value-type="string" calcext:value-type="string">
            <text:p>-</text:p>
          </table:table-cell>
          <table:table-cell table:style-name="ce168" office:value-type="string" calcext:value-type="string">
            <text:p>#context-sendvideo</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H53];[$'verify-targets-to-chapters'.$A$1:.$B$999];2;0);IF([.$A53]=&quot;&quot;;&quot;&quot;;&quot;省略&quot;))">
            <text:p/>
          </table:table-cell>
          <table:table-cell table:number-columns-repeated="995"/>
        </table:table-row>
        <table:table-row table:style-name="ro119">
          <table:table-cell table:style-name="ce6"/>
          <table:table-cell table:style-name="ce6" table:formula="of:=IF(AND([.$A54]&lt;&gt;&quot;&quot;;NOT(ISNUMBER(FIND(&quot;廃止&quot;;[.$C54]))));MAX([.$B$1:.$B53])+1;&quot;&quot;)">
            <text:p/>
          </table:table-cell>
          <table:table-cell table:style-name="ce168" office:value-type="string" calcext:value-type="string">
            <text:p>MenuShortcut-50</text:p>
          </table:table-cell>
          <table:table-cell table:style-name="ce168" office:value-type="string" calcext:value-type="string">
            <text:p>コンテンツ領域のコンテキストメニュー＞この動画を共有</text:p>
          </table:table-cell>
          <table:table-cell table:style-name="ce168" office:value-type="string" calcext:value-type="string">
            <text:p>context-sharevideo</text:p>
          </table:table-cell>
          <table:table-cell table:style-name="ce168" office:value-type="string" calcext:value-type="string">
            <text:p>-</text:p>
          </table:table-cell>
          <table:table-cell table:style-name="ce168" office:value-type="string" calcext:value-type="string">
            <text:p>#context-sharevideo</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H54];[$'verify-targets-to-chapters'.$A$1:.$B$999];2;0);IF([.$A54]=&quot;&quot;;&quot;&quot;;&quot;省略&quot;))">
            <text:p/>
          </table:table-cell>
          <table:table-cell table:number-columns-repeated="995"/>
        </table:table-row>
        <table:table-row table:style-name="ro119">
          <table:table-cell table:style-name="ce6"/>
          <table:table-cell table:style-name="ce6" table:formula="of:=IF(AND([.$A55]&lt;&gt;&quot;&quot;;NOT(ISNUMBER(FIND(&quot;廃止&quot;;[.$C55]))));MAX([.$B$1:.$B54])+1;&quot;&quot;)">
            <text:p/>
          </table:table-cell>
          <table:table-cell table:style-name="ce168" office:value-type="string" calcext:value-type="string">
            <text:p>MenuShortcut-51</text:p>
          </table:table-cell>
          <table:table-cell table:style-name="ce168" office:value-type="string" calcext:value-type="string">
            <text:p>コンテンツ領域のコンテキストメニュー＞オーディオのURLをメールで送信</text:p>
          </table:table-cell>
          <table:table-cell table:style-name="ce168" office:value-type="string" calcext:value-type="string">
            <text:p>context-sendaudio</text:p>
          </table:table-cell>
          <table:table-cell table:style-name="ce168" office:value-type="string" calcext:value-type="string">
            <text:p>-</text:p>
          </table:table-cell>
          <table:table-cell table:style-name="ce168" office:value-type="string" calcext:value-type="string">
            <text:p>#context-sendaudio</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H55];[$'verify-targets-to-chapters'.$A$1:.$B$999];2;0);IF([.$A55]=&quot;&quot;;&quot;&quot;;&quot;省略&quot;))">
            <text:p/>
          </table:table-cell>
          <table:table-cell table:number-columns-repeated="995"/>
        </table:table-row>
        <table:table-row table:style-name="ro119">
          <table:table-cell table:style-name="ce6"/>
          <table:table-cell table:style-name="ce6" table:formula="of:=IF(AND([.$A56]&lt;&gt;&quot;&quot;;NOT(ISNUMBER(FIND(&quot;廃止&quot;;[.$C56]))));MAX([.$B$1:.$B55])+1;&quot;&quot;)">
            <text:p/>
          </table:table-cell>
          <table:table-cell table:style-name="ce168" office:value-type="string" calcext:value-type="string">
            <text:p>MenuShortcut-52</text:p>
          </table:table-cell>
          <table:table-cell table:style-name="ce168" office:value-type="string" calcext:value-type="string">
            <text:p>コンテンツ領域のコンテキストメニュー＞このページを共有</text:p>
          </table:table-cell>
          <table:table-cell table:style-name="ce168" office:value-type="string" calcext:value-type="string">
            <text:p>context-sharepage</text:p>
          </table:table-cell>
          <table:table-cell table:style-name="ce168"/>
          <table:table-cell table:style-name="ce168" office:value-type="string" calcext:value-type="string">
            <text:p>#context-sharepage</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H56];[$'verify-targets-to-chapters'.$A$1:.$B$999];2;0);IF([.$A56]=&quot;&quot;;&quot;&quot;;&quot;省略&quot;))">
            <text:p/>
          </table:table-cell>
          <table:table-cell table:number-columns-repeated="995"/>
        </table:table-row>
        <table:table-row table:style-name="ro119">
          <table:table-cell table:style-name="ce6"/>
          <table:table-cell table:style-name="ce6" table:formula="of:=IF(AND([.$A57]&lt;&gt;&quot;&quot;;NOT(ISNUMBER(FIND(&quot;廃止&quot;;[.$C57]))));MAX([.$B$1:.$B56])+1;&quot;&quot;)">
            <text:p/>
          </table:table-cell>
          <table:table-cell table:style-name="ce168" office:value-type="string" calcext:value-type="string">
            <text:p>MenuShortcut-53（廃止）</text:p>
          </table:table-cell>
          <table:table-cell table:style-name="ce168" office:value-type="string" calcext:value-type="string">
            <text:p>コンテンツ領域のコンテキストメニュー＞ページを保存する...</text:p>
          </table:table-cell>
          <table:table-cell table:style-name="ce168" office:value-type="string" calcext:value-type="string">
            <text:p>context-markpageMenu</text:p>
          </table:table-cell>
          <table:table-cell table:style-name="ce168" office:value-type="string" calcext:value-type="string">
            <text:p>Firefox 51で廃止</text:p>
          </table:table-cell>
          <table:table-cell table:style-name="ce16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57];[$'verify-targets-to-chapters'.$A$1:.$B$999];2;0);IF([.$A57]=&quot;&quot;;&quot;&quot;;&quot;省略&quot;))">
            <text:p/>
          </table:table-cell>
          <table:table-cell table:number-columns-repeated="995"/>
        </table:table-row>
        <table:table-row table:style-name="ro119">
          <table:table-cell table:style-name="ce6"/>
          <table:table-cell table:style-name="ce6" table:formula="of:=IF(AND([.$A58]&lt;&gt;&quot;&quot;;NOT(ISNUMBER(FIND(&quot;廃止&quot;;[.$C58]))));MAX([.$B$1:.$B57])+1;&quot;&quot;)">
            <text:p/>
          </table:table-cell>
          <table:table-cell table:style-name="ce168" office:value-type="string" calcext:value-type="string">
            <text:p>MenuShortcut-54</text:p>
          </table:table-cell>
          <table:table-cell table:style-name="ce168" office:value-type="string" calcext:value-type="string">
            <text:p>コンテンツ領域のコンテキストメニュー＞選択範囲を共有</text:p>
          </table:table-cell>
          <table:table-cell table:style-name="ce168" office:value-type="string" calcext:value-type="string">
            <text:p>context-shareselect</text:p>
          </table:table-cell>
          <table:table-cell table:style-name="ce168" office:value-type="string" calcext:value-type="string">
            <text:p>-</text:p>
          </table:table-cell>
          <table:table-cell table:style-name="ce168" office:value-type="string" calcext:value-type="string">
            <text:p>#context-shareselect</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H58];[$'verify-targets-to-chapters'.$A$1:.$B$999];2;0);IF([.$A58]=&quot;&quot;;&quot;&quot;;&quot;省略&quot;))">
            <text:p/>
          </table:table-cell>
          <table:table-cell table:number-columns-repeated="995"/>
        </table:table-row>
        <table:table-row table:style-name="ro121">
          <table:table-cell table:style-name="ce6"/>
          <table:table-cell table:style-name="ce6" table:formula="of:=IF(AND([.$A59]&lt;&gt;&quot;&quot;;NOT(ISNUMBER(FIND(&quot;廃止&quot;;[.$C59]))));MAX([.$B$1:.$B58])+1;&quot;&quot;)">
            <text:p/>
          </table:table-cell>
          <table:table-cell table:style-name="ce168" office:value-type="string" calcext:value-type="string">
            <text:p>MenuShortcut-55</text:p>
          </table:table-cell>
          <table:table-cell table:style-name="ce168" office:value-type="string" calcext:value-type="string">
            <text:p>コンテンツ領域のコンテキストメニュー＞デスクトップの背景に設定</text:p>
          </table:table-cell>
          <table:table-cell table:style-name="ce168" office:value-type="string" calcext:value-type="string">
            <text:p>context-setDesktopBackground</text:p>
          </table:table-cell>
          <table:table-cell table:style-name="ce168" office:value-type="string" calcext:value-type="string">
            <text:p>-</text:p>
          </table:table-cell>
          <table:table-cell table:style-name="ce168" office:value-type="string" calcext:value-type="string">
            <text:p>#context-setDesktopBackground</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H59];[$'verify-targets-to-chapters'.$A$1:.$B$999];2;0);IF([.$A59]=&quot;&quot;;&quot;&quot;;&quot;省略&quot;))">
            <text:p/>
          </table:table-cell>
          <table:table-cell table:number-columns-repeated="995"/>
        </table:table-row>
        <table:table-row table:style-name="ro120">
          <table:table-cell table:style-name="ce6"/>
          <table:table-cell table:style-name="ce6" table:formula="of:=IF(AND([.$A60]&lt;&gt;&quot;&quot;;NOT(ISNUMBER(FIND(&quot;廃止&quot;;[.$C60]))));MAX([.$B$1:.$B59])+1;&quot;&quot;)">
            <text:p/>
          </table:table-cell>
          <table:table-cell table:style-name="ce168" office:value-type="string" calcext:value-type="string">
            <text:p>MenuShortcut-56（廃止）</text:p>
          </table:table-cell>
          <table:table-cell table:style-name="ce168" office:value-type="string" calcext:value-type="string">
            <text:p>コンテンツ領域のコンテキストメニュー＞画像をブロック</text:p>
          </table:table-cell>
          <table:table-cell table:style-name="ce168" office:value-type="string" calcext:value-type="string">
            <text:p>context-blockimage</text:p>
          </table:table-cell>
          <table:table-cell table:style-name="ce168" office:value-type="string" calcext:value-type="string">
            <text:p>Firefox 31で廃止</text:p>
          </table:table-cell>
          <table:table-cell table:style-name="ce168"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H60];[$'verify-targets-to-chapters'.$A$1:.$B$999];2;0);IF([.$A60]=&quot;&quot;;&quot;&quot;;&quot;省略&quot;))">
            <text:p/>
          </table:table-cell>
          <table:table-cell table:number-columns-repeated="995"/>
        </table:table-row>
        <table:table-row table:style-name="ro119">
          <table:table-cell table:style-name="ce6"/>
          <table:table-cell table:style-name="ce6" table:formula="of:=IF(AND([.$A61]&lt;&gt;&quot;&quot;;NOT(ISNUMBER(FIND(&quot;廃止&quot;;[.$C61]))));MAX([.$B$1:.$B60])+1;&quot;&quot;)">
            <text:p/>
          </table:table-cell>
          <table:table-cell table:style-name="ce168" office:value-type="string" calcext:value-type="string">
            <text:p>MenuShortcut-57</text:p>
          </table:table-cell>
          <table:table-cell table:style-name="ce168" office:value-type="string" calcext:value-type="string">
            <text:p>コンテンツ領域のコンテキストメニュー＞要素を調査</text:p>
          </table:table-cell>
          <table:table-cell table:style-name="ce168" office:value-type="string" calcext:value-type="string">
            <text:p>context-inspect</text:p>
          </table:table-cell>
          <table:table-cell table:style-name="ce168" office:value-type="string" calcext:value-type="string">
            <text:p>-</text:p>
          </table:table-cell>
          <table:table-cell table:style-name="ce168" office:value-type="string" calcext:value-type="string">
            <text:p>#context-inspect,</text:p>
            <text:p>#inspect-separator</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H61];[$'verify-targets-to-chapters'.$A$1:.$B$999];2;0);IF([.$A61]=&quot;&quot;;&quot;&quot;;&quot;省略&quot;))">
            <text:p/>
          </table:table-cell>
          <table:table-cell table:number-columns-repeated="995"/>
        </table:table-row>
        <table:table-row table:style-name="ro119">
          <table:table-cell table:style-name="ce6"/>
          <table:table-cell table:style-name="ce6" table:formula="of:=IF(AND([.$A62]&lt;&gt;&quot;&quot;;NOT(ISNUMBER(FIND(&quot;廃止&quot;;[.$C62]))));MAX([.$B$1:.$B61])+1;&quot;&quot;)">
            <text:p/>
          </table:table-cell>
          <table:table-cell table:style-name="ce168" office:value-type="string" calcext:value-type="string">
            <text:p>MenuShortcut-58</text:p>
          </table:table-cell>
          <table:table-cell table:style-name="ce168" office:value-type="string" calcext:value-type="string">
            <text:p>ポップアップブロック＞このサイトによるポップアップを許可する</text:p>
          </table:table-cell>
          <table:table-cell table:style-name="ce168" office:value-type="string" calcext:value-type="string">
            <text:p>blockedPopupAllowSite</text:p>
          </table:table-cell>
          <table:table-cell table:style-name="ce168" office:value-type="string" calcext:value-type="string">
            <text:p>-</text:p>
          </table:table-cell>
          <table:table-cell table:style-name="ce168" office:value-type="string" calcext:value-type="string">
            <text:p>#blockedPopupOptions menuitem[observes='blockedPopupAllowSite']</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H62];[$'verify-targets-to-chapters'.$A$1:.$B$999];2;0);IF([.$A62]=&quot;&quot;;&quot;&quot;;&quot;省略&quot;))">
            <text:p/>
          </table:table-cell>
          <table:table-cell table:number-columns-repeated="995"/>
        </table:table-row>
        <table:table-row table:style-name="ro119">
          <table:table-cell table:style-name="ce6"/>
          <table:table-cell table:style-name="ce6" table:formula="of:=IF(AND([.$A63]&lt;&gt;&quot;&quot;;NOT(ISNUMBER(FIND(&quot;廃止&quot;;[.$C63]))));MAX([.$B$1:.$B62])+1;&quot;&quot;)">
            <text:p/>
          </table:table-cell>
          <table:table-cell table:style-name="ce168" office:value-type="string" calcext:value-type="string">
            <text:p>MenuShortcut-59</text:p>
          </table:table-cell>
          <table:table-cell table:style-name="ce168" office:value-type="string" calcext:value-type="string">
            <text:p>ポップアップブロック＞ポップアップブロック設定を変更</text:p>
          </table:table-cell>
          <table:table-cell table:style-name="ce168" office:value-type="string" calcext:value-type="string">
            <text:p>blockedPopupEditSettings</text:p>
          </table:table-cell>
          <table:table-cell table:style-name="ce168" office:value-type="string" calcext:value-type="string">
            <text:p>-</text:p>
          </table:table-cell>
          <table:table-cell table:style-name="ce168" office:value-type="string" calcext:value-type="string">
            <text:p>#blockedPopupOptions menuitem[observes='blockedPopupEditSettings']</text:p>
          </table:table-cell>
          <table:table-cell table:style-name="ce16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H63];[$'verify-targets-to-chapters'.$A$1:.$B$999];2;0);IF([.$A63]=&quot;&quot;;&quot;&quot;;&quot;省略&quot;))">
            <text:p/>
          </table:table-cell>
          <table:table-cell table:number-columns-repeated="995"/>
        </table:table-row>
        <table:table-row table:style-name="ro127">
          <table:table-cell table:style-name="ce6"/>
          <table:table-cell table:style-name="ce6" table:formula="of:=IF(AND([.$A64]&lt;&gt;&quot;&quot;;NOT(ISNUMBER(FIND(&quot;廃止&quot;;[.$C64]))));MAX([.$B$1:.$B63])+1;&quot;&quot;)">
            <text:p/>
          </table:table-cell>
          <table:table-cell table:style-name="ce168" office:value-type="string" calcext:value-type="string">
            <text:p>MenuShortcut-60（廃止）</text:p>
          </table:table-cell>
          <table:table-cell table:style-name="ce168" office:value-type="string" calcext:value-type="string">
            <text:p>ポップアップブロック、アドオンのインストール警告、オフラインデータの許可の編集（Cookie以外の権限に関するサイトごとの権限設定）</text:p>
          </table:table-cell>
          <table:table-cell table:style-name="ce168" office:value-type="string" calcext:value-type="string">
            <text:p>permissions</text:p>
          </table:table-cell>
          <table:table-cell table:style-name="ce168" office:value-type="string" calcext:value-type="string">
            <text:p>-</text:p>
          </table:table-cell>
          <table:table-cell table:style-name="ce168" office:value-type="string" calcext:value-type="string">
            <text:p>Hide-4に移動</text:p>
          </table:table-cell>
          <table:table-cell table:style-name="ce168"/>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H64];[$'verify-targets-to-chapters'.$A$1:.$B$999];2;0);IF([.$A64]=&quot;&quot;;&quot;&quot;;&quot;省略&quot;))">
            <text:p/>
          </table:table-cell>
          <table:table-cell table:number-columns-repeated="995"/>
        </table:table-row>
        <table:table-row table:style-name="ro119">
          <table:table-cell table:style-name="ce6"/>
          <table:table-cell table:style-name="ce6" table:formula="of:=IF(AND([.$A65]&lt;&gt;&quot;&quot;;NOT(ISNUMBER(FIND(&quot;廃止&quot;;[.$C65]))));MAX([.$B$1:.$B64])+1;&quot;&quot;)">
            <text:p/>
          </table:table-cell>
          <table:table-cell table:style-name="ce168" office:value-type="string" calcext:value-type="string">
            <text:p>MenuShortcut-61（廃止）</text:p>
          </table:table-cell>
          <table:table-cell table:style-name="ce168" office:value-type="string" calcext:value-type="string">
            <text:p>キャレットブラウズモード</text:p>
          </table:table-cell>
          <table:table-cell table:style-name="ce168" office:value-type="string" calcext:value-type="string">
            <text:p>caretbrowse</text:p>
          </table:table-cell>
          <table:table-cell table:style-name="ce168" office:value-type="string" calcext:value-type="string">
            <text:p>-</text:p>
          </table:table-cell>
          <table:table-cell table:style-name="ce168" office:value-type="string" calcext:value-type="string">
            <text:p>Ui-2を参照</text:p>
          </table:table-cell>
          <table:table-cell table:style-name="ce168"/>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H65];[$'verify-targets-to-chapters'.$A$1:.$B$999];2;0);IF([.$A65]=&quot;&quot;;&quot;&quot;;&quot;省略&quot;))">
            <text:p/>
          </table:table-cell>
          <table:table-cell table:number-columns-repeated="995"/>
        </table:table-row>
        <table:table-row table:style-name="ro11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68"/>
          <table:table-cell table:style-name="ce168" office:value-type="string" calcext:value-type="string">
            <text:p>Ctrl-T</text:p>
          </table:table-cell>
          <table:table-cell table:style-name="ce168" office:value-type="string" calcext:value-type="string">
            <text:p>#menu_newNavigatorTab,#key_newNavigatorTab</text:p>
          </table:table-cell>
          <table:table-cell table:style-name="ce168"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7" table:formula="of:=IFERROR(VLOOKUP([.$H66];[$'verify-targets-to-chapters'.$A$1:.$B$999];2;0);IF([.$A66]=&quot;&quot;;&quot;&quot;;&quot;省略&quot;))">
            <text:p/>
          </table:table-cell>
          <table:table-cell table:number-columns-repeated="995"/>
        </table:table-row>
        <table:table-row table:style-name="ro119">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68"/>
          <table:table-cell table:style-name="ce168" office:value-type="string" calcext:value-type="string">
            <text:p>-</text:p>
          </table:table-cell>
          <table:table-cell table:style-name="ce168" office:value-type="string" calcext:value-type="string">
            <text:p>#context-openlinkintab</text:p>
          </table:table-cell>
          <table:table-cell table:style-name="ce168"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7" table:formula="of:=IFERROR(VLOOKUP([.$H67];[$'verify-targets-to-chapters'.$A$1:.$B$999];2;0);IF([.$A67]=&quot;&quot;;&quot;&quot;;&quot;省略&quot;))">
            <text:p/>
          </table:table-cell>
          <table:table-cell table:number-columns-repeated="995"/>
        </table:table-row>
        <table:table-row table:style-name="ro121">
          <table:table-cell table:style-name="ce6"/>
          <table:table-cell table:style-name="ce6" table:formula="of:=IF(AND([.$A68]&lt;&gt;&quot;&quot;;NOT(ISNUMBER(FIND(&quot;廃止&quot;;[.$C68]))));MAX([.$B$1:.$B67])+1;&quot;&quot;)">
            <text:p/>
          </table:table-cell>
          <table:table-cell table:style-name="ce168" office:value-type="string" calcext:value-type="string">
            <text:p>MenuShortcut-64</text:p>
          </table:table-cell>
          <table:table-cell table:style-name="ce168" office:value-type="string" calcext:value-type="string">
            <text:p>ツール＞ウェブ開発＞Service Worker</text:p>
          </table:table-cell>
          <table:table-cell table:style-name="ce168" office:value-type="string" calcext:value-type="string">
            <text:p>devtools_connect</text:p>
          </table:table-cell>
          <table:table-cell table:style-name="ce168" office:value-type="string" calcext:value-type="string">
            <text:p>-</text:p>
          </table:table-cell>
          <table:table-cell table:style-name="ce168"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68"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7" table:formula="of:=IFERROR(VLOOKUP([.$H68];[$'verify-targets-to-chapters'.$A$1:.$B$999];2;0);IF([.$A68]=&quot;&quot;;&quot;&quot;;&quot;省略&quot;))">
            <text:p/>
          </table:table-cell>
          <table:table-cell table:number-columns-repeated="995"/>
        </table:table-row>
        <table:table-row table:style-name="ro122">
          <table:table-cell table:style-name="ce6"/>
          <table:table-cell table:style-name="ce6" table:formula="of:=IF(AND([.$A69]&lt;&gt;&quot;&quot;;NOT(ISNUMBER(FIND(&quot;廃止&quot;;[.$C69]))));MAX([.$B$1:.$B68])+1;&quot;&quot;)">
            <text:p/>
          </table:table-cell>
          <table:table-cell table:style-name="ce168" office:value-type="string" calcext:value-type="string">
            <text:p>MenuShortcut-65</text:p>
          </table:table-cell>
          <table:table-cell table:style-name="ce168" office:value-type="string" calcext:value-type="string">
            <text:p>ツール＞ウェブ開発＞ブラウザーコンテンツツールボックス</text:p>
          </table:table-cell>
          <table:table-cell table:style-name="ce168" office:value-type="string" calcext:value-type="string">
            <text:p>devtools_connect</text:p>
          </table:table-cell>
          <table:table-cell table:style-name="ce168"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68"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7" table:formula="of:=IFERROR(VLOOKUP([.$H69];[$'verify-targets-to-chapters'.$A$1:.$B$999];2;0);IF([.$A69]=&quot;&quot;;&quot;&quot;;&quot;省略&quot;))">
            <text:p/>
          </table:table-cell>
          <table:table-cell table:number-columns-repeated="995"/>
        </table:table-row>
        <table:table-row table:style-name="ro113">
          <table:table-cell/>
          <table:table-cell table:formula="of:=IF([.$A70]&lt;&gt;&quot;&quot;;MAX([.$B$1:.$B69])+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71]&lt;&gt;&quot;&quot;;MAX([.$B$1:.$B70])+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72]&lt;&gt;&quot;&quot;;MAX([.$B$1:.$B71])+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73]&lt;&gt;&quot;&quot;;MAX([.$B$1:.$B72])+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74]&lt;&gt;&quot;&quot;;MAX([.$B$1:.$B73])+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75]&lt;&gt;&quot;&quot;;MAX([.$B$1:.$B74])+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76]&lt;&gt;&quot;&quot;;MAX([.$B$1:.$B75])+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77]&lt;&gt;&quot;&quot;;MAX([.$B$1:.$B76])+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78]&lt;&gt;&quot;&quot;;MAX([.$B$1:.$B77])+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79]&lt;&gt;&quot;&quot;;MAX([.$B$1:.$B78])+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80]&lt;&gt;&quot;&quot;;MAX([.$B$1:.$B79])+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81]&lt;&gt;&quot;&quot;;MAX([.$B$1:.$B80])+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82]&lt;&gt;&quot;&quot;;MAX([.$B$1:.$B81])+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83]&lt;&gt;&quot;&quot;;MAX([.$B$1:.$B82])+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84]&lt;&gt;&quot;&quot;;MAX([.$B$1:.$B83])+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85]&lt;&gt;&quot;&quot;;MAX([.$B$1:.$B84])+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86]&lt;&gt;&quot;&quot;;MAX([.$B$1:.$B85])+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87]&lt;&gt;&quot;&quot;;MAX([.$B$1:.$B86])+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88]&lt;&gt;&quot;&quot;;MAX([.$B$1:.$B87])+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89]&lt;&gt;&quot;&quot;;MAX([.$B$1:.$B88])+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90]&lt;&gt;&quot;&quot;;MAX([.$B$1:.$B89])+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91]&lt;&gt;&quot;&quot;;MAX([.$B$1:.$B90])+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92]&lt;&gt;&quot;&quot;;MAX([.$B$1:.$B91])+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93]&lt;&gt;&quot;&quot;;MAX([.$B$1:.$B92])+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94]&lt;&gt;&quot;&quot;;MAX([.$B$1:.$B93])+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95]&lt;&gt;&quot;&quot;;MAX([.$B$1:.$B94])+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96]&lt;&gt;&quot;&quot;;MAX([.$B$1:.$B95])+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97]&lt;&gt;&quot;&quot;;MAX([.$B$1:.$B96])+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98]&lt;&gt;&quot;&quot;;MAX([.$B$1:.$B97])+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99]&lt;&gt;&quot;&quot;;MAX([.$B$1:.$B98])+1;&quot;&quot;)">
            <text:p/>
          </table:table-cell>
          <table:table-cell table:style-name="ce170" table:number-columns-repeated="6"/>
          <table:table-cell table:number-columns-repeated="20"/>
          <table:table-cell table:style-name="ce68"/>
          <table:table-cell table:number-columns-repeated="995"/>
        </table:table-row>
        <table:table-row table:style-name="ro113">
          <table:table-cell/>
          <table:table-cell table:formula="of:=IF([.$A100]&lt;&gt;&quot;&quot;;MAX([.$B$1:.$B99])+1;&quot;&quot;)">
            <text:p/>
          </table:table-cell>
          <table:table-cell table:style-name="ce170" table:number-columns-repeated="6"/>
          <table:table-cell table:number-columns-repeated="20"/>
          <table:table-cell table:style-name="ce68"/>
          <table:table-cell table:number-columns-repeated="995"/>
        </table:table-row>
        <table:table-row table:style-name="ro113" table:number-rows-repeated="899">
          <table:table-cell table:number-columns-repeated="2"/>
          <table:table-cell table:style-name="ce170" table:number-columns-repeated="6"/>
          <table:table-cell table:number-columns-repeated="20"/>
          <table:table-cell table:style-name="ce68"/>
          <table:table-cell table:number-columns-repeated="995"/>
        </table:table-row>
        <table:table-row table:style-name="ro113" table:number-rows-repeated="1047576">
          <table:table-cell table:number-columns-repeated="1024"/>
        </table:table-row>
        <table:table-row table:style-name="ro113">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2" table:default-cell-style-name="ce71"/>
        <table:table-row table:style-name="ro128">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11"/>
        </table:table-row>
        <table:table-row table:style-name="ro129">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H2];[$'verify-targets-to-chapters'.$A$1:.$B$999];2;0);IF([.$A2]=&quot;&quot;;&quot;&quot;;&quot;省略&quot;))">
            <text:p/>
          </table:table-cell>
          <table:table-cell table:style-name="ce73" table:number-columns-repeated="1011"/>
        </table:table-row>
        <table:table-row table:style-name="ro12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74" office:value-type="string" calcext:value-type="string">
            <text:p>-</text:p>
          </table:table-cell>
          <table:table-cell table:style-name="ce69" table:formula="of:=IF([.F3]=&quot;&quot;;&quot;?&quot;;IF([.F3]=[.H3];&quot;&quot;;IF([.H3]=&quot;&quot;;&quot;新規&quot;;&quot;変更あり&quot;)))">
            <text:p/>
          </table:table-cell>
          <table:table-cell table:style-name="ce69" office:value-type="string" calcext:value-type="string">
            <text:p>-</text:p>
          </table:table-cell>
          <table:table-cell table:style-name="ce69" table:formula="of:=IF([.H3]=&quot;&quot;;&quot;?&quot;;IF([.H3]=[.J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H3];[$'verify-targets-to-chapters'.$A$1:.$B$999];2;0);IF([.$A3]=&quot;&quot;;&quot;&quot;;&quot;省略&quot;))">
            <text:p/>
          </table:table-cell>
          <table:table-cell table:style-name="ce73" table:number-columns-repeated="1011"/>
        </table:table-row>
        <table:table-row table:style-name="ro130">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H4];[$'verify-targets-to-chapters'.$A$1:.$B$999];2;0);IF([.$A4]=&quot;&quot;;&quot;&quot;;&quot;省略&quot;))">
            <text:p/>
          </table:table-cell>
          <table:table-cell table:style-name="ce73" table:number-columns-repeated="1011"/>
        </table:table-row>
        <table:table-row table:style-name="ro131">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H5];[$'verify-targets-to-chapters'.$A$1:.$B$999];2;0);IF([.$A5]=&quot;&quot;;&quot;&quot;;&quot;省略&quot;))">
            <text:p/>
          </table:table-cell>
          <table:table-cell table:style-name="ce73" table:number-columns-repeated="1011"/>
        </table:table-row>
        <table:table-row table:style-name="ro132">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Firefox 45で廃止</text:p>
          </table:table-cell>
          <table:table-cell table:style-name="ce69" table:formula="of:=IF([.F6]=&quot;&quot;;&quot;?&quot;;IF([.F6]=[.H6];&quot;&quot;;IF([.H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H6]=&quot;&quot;;&quot;?&quot;;IF([.H6]=[.J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H6];[$'verify-targets-to-chapters'.$A$1:.$B$999];2;0);IF([.$A6]=&quot;&quot;;&quot;&quot;;&quot;省略&quot;))">
            <text:p/>
          </table:table-cell>
          <table:table-cell table:style-name="ce73" table:number-columns-repeated="1011"/>
        </table:table-row>
        <table:table-row table:style-name="ro13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H7];[$'verify-targets-to-chapters'.$A$1:.$B$999];2;0);IF([.$A7]=&quot;&quot;;&quot;&quot;;&quot;省略&quot;))">
            <text:p/>
          </table:table-cell>
          <table:table-cell table:style-name="ce73" table:number-columns-repeated="1011"/>
        </table:table-row>
        <table:table-row table:style-name="ro134">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H8];[$'verify-targets-to-chapters'.$A$1:.$B$999];2;0);IF([.$A8]=&quot;&quot;;&quot;&quot;;&quot;省略&quot;))">
            <text:p/>
          </table:table-cell>
          <table:table-cell table:style-name="ce73" table:number-columns-repeated="1011"/>
        </table:table-row>
        <table:table-row table:style-name="ro124">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enuShortcut-55に統合</text:p>
          </table:table-cell>
          <table:table-cell table:style-name="ce69" table:formula="of:=IF([.F9]=&quot;&quot;;&quot;?&quot;;IF([.F9]=[.H9];&quot;&quot;;IF([.H9]=&quot;&quot;;&quot;新規&quot;;&quot;変更あり&quot;)))">
            <text:p/>
          </table:table-cell>
          <table:table-cell table:style-name="ce69" office:value-type="string" calcext:value-type="string">
            <text:p>MenuShortcut-55に統合</text:p>
          </table:table-cell>
          <table:table-cell table:style-name="ce69" table:formula="of:=IF([.H9]=&quot;&quot;;&quot;?&quot;;IF([.H9]=[.J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H9];[$'verify-targets-to-chapters'.$A$1:.$B$999];2;0);IF([.$A9]=&quot;&quot;;&quot;&quot;;&quot;省略&quot;))">
            <text:p/>
          </table:table-cell>
          <table:table-cell table:style-name="ce73" table:number-columns-repeated="1011"/>
        </table:table-row>
        <table:table-row table:style-name="ro129">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H10];[$'verify-targets-to-chapters'.$A$1:.$B$999];2;0);IF([.$A10]=&quot;&quot;;&quot;&quot;;&quot;省略&quot;))">
            <text:p/>
          </table:table-cell>
          <table:table-cell table:number-columns-repeated="1011"/>
        </table:table-row>
        <table:table-row table:style-name="ro126">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1];[$'verify-targets-to-chapters'.$A$1:.$B$999];2;0);IF([.$A11]=&quot;&quot;;&quot;&quot;;&quot;省略&quot;))">
            <text:p/>
          </table:table-cell>
          <table:table-cell table:number-columns-repeated="1011"/>
        </table:table-row>
        <table:table-row table:style-name="ro123">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9" table:formula="of:=IF([.F12]=&quot;&quot;;&quot;?&quot;;IF([.F12]=[.H12];&quot;&quot;;IF([.H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2];[$'verify-targets-to-chapters'.$A$1:.$B$999];2;0);IF([.$A12]=&quot;&quot;;&quot;&quot;;&quot;省略&quot;))">
            <text:p/>
          </table:table-cell>
          <table:table-cell table:number-columns-repeated="1011"/>
        </table:table-row>
        <table:table-row table:style-name="ro133">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9" table:formula="of:=IF([.F13]=&quot;&quot;;&quot;?&quot;;IF([.F13]=[.H13];&quot;&quot;;IF([.H13]=&quot;&quot;;&quot;新規&quot;;&quot;変更あり&quot;)))" office:value-type="string" office:string-value="新規" calcext:value-type="string">
            <text:p>新規</text:p>
          </table:table-cell>
          <table:table-cell table:number-columns-repeated="5"/>
          <table:table-cell table:style-name="ce81" table:formula="of:=IFERROR(VLOOKUP([.$H13];[$'verify-targets-to-chapters'.$A$1:.$B$999];2;0);IF([.$A13]=&quot;&quot;;&quot;&quot;;&quot;省略&quot;))">
            <text:p/>
          </table:table-cell>
          <table:table-cell table:number-columns-repeated="1011"/>
        </table:table-row>
        <table:table-row table:style-name="ro135">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2">@-moz-document url-prefix("chrome://browser/content/browser.xul") {</text:span></text:p>
            <text:p><text:span text:style-name="T2">  tabmodalprompt {</text:span></text:p>
            <text:p><text:span text:style-name="T2">    background: transparent !important;</text:span></text:p>
            <text:p><text:span text:style-name="T2">  }</text:span></text:p>
            <text:p><text:span text:style-name="T2">}</text:span></text:p>
          </table:table-cell>
          <table:table-cell table:style-name="ce69" table:formula="of:=IF([.F14]=&quot;&quot;;&quot;?&quot;;IF([.F14]=[.H14];&quot;&quot;;IF([.H14]=&quot;&quot;;&quot;新規&quot;;&quot;変更あり&quot;)))" office:value-type="string" office:string-value="新規" calcext:value-type="string">
            <text:p>新規</text:p>
          </table:table-cell>
          <table:table-cell table:number-columns-repeated="5"/>
          <table:table-cell table:style-name="ce81" table:formula="of:=IFERROR(VLOOKUP([.$H14];[$'verify-targets-to-chapters'.$A$1:.$B$999];2;0);IF([.$A14]=&quot;&quot;;&quot;&quot;;&quot;省略&quot;))">
            <text:p/>
          </table:table-cell>
          <table:table-cell table:number-columns-repeated="1011"/>
        </table:table-row>
        <table:table-row table:style-name="ro113">
          <table:table-cell/>
          <table:table-cell table:style-name="ce73" table:formula="of:=IF([.$A15]&lt;&gt;&quot;&quot;;MAX([.$B$1:.$B1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16]&lt;&gt;&quot;&quot;;MAX([.$B$1:.$B1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17]&lt;&gt;&quot;&quot;;MAX([.$B$1:.$B1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18]&lt;&gt;&quot;&quot;;MAX([.$B$1:.$B1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19]&lt;&gt;&quot;&quot;;MAX([.$B$1:.$B1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20]&lt;&gt;&quot;&quot;;MAX([.$B$1:.$B1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21]&lt;&gt;&quot;&quot;;MAX([.$B$1:.$B2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22]&lt;&gt;&quot;&quot;;MAX([.$B$1:.$B2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23]&lt;&gt;&quot;&quot;;MAX([.$B$1:.$B2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24]&lt;&gt;&quot;&quot;;MAX([.$B$1:.$B2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25]&lt;&gt;&quot;&quot;;MAX([.$B$1:.$B2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26]&lt;&gt;&quot;&quot;;MAX([.$B$1:.$B2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27]&lt;&gt;&quot;&quot;;MAX([.$B$1:.$B2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28]&lt;&gt;&quot;&quot;;MAX([.$B$1:.$B2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29]&lt;&gt;&quot;&quot;;MAX([.$B$1:.$B2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30]&lt;&gt;&quot;&quot;;MAX([.$B$1:.$B2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31]&lt;&gt;&quot;&quot;;MAX([.$B$1:.$B3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32]&lt;&gt;&quot;&quot;;MAX([.$B$1:.$B3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33]&lt;&gt;&quot;&quot;;MAX([.$B$1:.$B3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34]&lt;&gt;&quot;&quot;;MAX([.$B$1:.$B3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35]&lt;&gt;&quot;&quot;;MAX([.$B$1:.$B3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36]&lt;&gt;&quot;&quot;;MAX([.$B$1:.$B3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37]&lt;&gt;&quot;&quot;;MAX([.$B$1:.$B3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38]&lt;&gt;&quot;&quot;;MAX([.$B$1:.$B3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39]&lt;&gt;&quot;&quot;;MAX([.$B$1:.$B3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40]&lt;&gt;&quot;&quot;;MAX([.$B$1:.$B3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41]&lt;&gt;&quot;&quot;;MAX([.$B$1:.$B4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42]&lt;&gt;&quot;&quot;;MAX([.$B$1:.$B4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43]&lt;&gt;&quot;&quot;;MAX([.$B$1:.$B4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44]&lt;&gt;&quot;&quot;;MAX([.$B$1:.$B4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45]&lt;&gt;&quot;&quot;;MAX([.$B$1:.$B4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46]&lt;&gt;&quot;&quot;;MAX([.$B$1:.$B4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47]&lt;&gt;&quot;&quot;;MAX([.$B$1:.$B4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48]&lt;&gt;&quot;&quot;;MAX([.$B$1:.$B4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49]&lt;&gt;&quot;&quot;;MAX([.$B$1:.$B4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50]&lt;&gt;&quot;&quot;;MAX([.$B$1:.$B4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51]&lt;&gt;&quot;&quot;;MAX([.$B$1:.$B5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52]&lt;&gt;&quot;&quot;;MAX([.$B$1:.$B5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53]&lt;&gt;&quot;&quot;;MAX([.$B$1:.$B5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54]&lt;&gt;&quot;&quot;;MAX([.$B$1:.$B5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55]&lt;&gt;&quot;&quot;;MAX([.$B$1:.$B5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56]&lt;&gt;&quot;&quot;;MAX([.$B$1:.$B5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57]&lt;&gt;&quot;&quot;;MAX([.$B$1:.$B5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58]&lt;&gt;&quot;&quot;;MAX([.$B$1:.$B5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59]&lt;&gt;&quot;&quot;;MAX([.$B$1:.$B5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60]&lt;&gt;&quot;&quot;;MAX([.$B$1:.$B5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61]&lt;&gt;&quot;&quot;;MAX([.$B$1:.$B6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62]&lt;&gt;&quot;&quot;;MAX([.$B$1:.$B6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63]&lt;&gt;&quot;&quot;;MAX([.$B$1:.$B6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64]&lt;&gt;&quot;&quot;;MAX([.$B$1:.$B6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65]&lt;&gt;&quot;&quot;;MAX([.$B$1:.$B6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66]&lt;&gt;&quot;&quot;;MAX([.$B$1:.$B6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67]&lt;&gt;&quot;&quot;;MAX([.$B$1:.$B6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68]&lt;&gt;&quot;&quot;;MAX([.$B$1:.$B6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69]&lt;&gt;&quot;&quot;;MAX([.$B$1:.$B6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70]&lt;&gt;&quot;&quot;;MAX([.$B$1:.$B6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71]&lt;&gt;&quot;&quot;;MAX([.$B$1:.$B7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72]&lt;&gt;&quot;&quot;;MAX([.$B$1:.$B7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73]&lt;&gt;&quot;&quot;;MAX([.$B$1:.$B7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74]&lt;&gt;&quot;&quot;;MAX([.$B$1:.$B7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75]&lt;&gt;&quot;&quot;;MAX([.$B$1:.$B7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76]&lt;&gt;&quot;&quot;;MAX([.$B$1:.$B7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77]&lt;&gt;&quot;&quot;;MAX([.$B$1:.$B7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78]&lt;&gt;&quot;&quot;;MAX([.$B$1:.$B7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79]&lt;&gt;&quot;&quot;;MAX([.$B$1:.$B7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80]&lt;&gt;&quot;&quot;;MAX([.$B$1:.$B7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81]&lt;&gt;&quot;&quot;;MAX([.$B$1:.$B8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82]&lt;&gt;&quot;&quot;;MAX([.$B$1:.$B8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83]&lt;&gt;&quot;&quot;;MAX([.$B$1:.$B8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84]&lt;&gt;&quot;&quot;;MAX([.$B$1:.$B8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85]&lt;&gt;&quot;&quot;;MAX([.$B$1:.$B8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86]&lt;&gt;&quot;&quot;;MAX([.$B$1:.$B8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87]&lt;&gt;&quot;&quot;;MAX([.$B$1:.$B8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88]&lt;&gt;&quot;&quot;;MAX([.$B$1:.$B8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89]&lt;&gt;&quot;&quot;;MAX([.$B$1:.$B8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90]&lt;&gt;&quot;&quot;;MAX([.$B$1:.$B8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91]&lt;&gt;&quot;&quot;;MAX([.$B$1:.$B9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92]&lt;&gt;&quot;&quot;;MAX([.$B$1:.$B9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93]&lt;&gt;&quot;&quot;;MAX([.$B$1:.$B9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94]&lt;&gt;&quot;&quot;;MAX([.$B$1:.$B9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95]&lt;&gt;&quot;&quot;;MAX([.$B$1:.$B9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96]&lt;&gt;&quot;&quot;;MAX([.$B$1:.$B9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97]&lt;&gt;&quot;&quot;;MAX([.$B$1:.$B9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98]&lt;&gt;&quot;&quot;;MAX([.$B$1:.$B9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table-cell/>
          <table:table-cell table:style-name="ce73" table:formula="of:=IF([.$A99]&lt;&gt;&quot;&quot;;MAX([.$B$1:.$B9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3" table:number-rows-repeated="900">
          <table:table-cell table:number-columns-repeated="2"/>
          <table:table-cell table:style-name="ce75" table:number-columns-repeated="3"/>
          <table:table-cell table:style-name="ce78"/>
          <table:table-cell table:number-columns-repeated="6"/>
          <table:table-cell table:style-name="ce82"/>
          <table:table-cell table:number-columns-repeated="1011"/>
        </table:table-row>
        <table:table-row table:style-name="ro113" table:number-rows-repeated="1047576">
          <table:table-cell table:number-columns-repeated="1024"/>
        </table:table-row>
        <table:table-row table:style-name="ro11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39" table:default-cell-style-name="Default"/>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customization-items'.$B$1:'customization-items'.$C$1013];COLUMN(['customization-items'.$C$1])-COLUMN(['customization-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399;['menuitem-shortcut-disable-items'.$B$1:.$C$999];COLUMN(['menuitem-shortcut-disable-items'.$C$1])-COLUMN(['menuitem-shortcut-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table-cell table:formula="of:=IFERROR(VLOOKUP(ROW()-499;['misc-ui-disable-items'.$B$1:.$C$999];COLUMN(['misc-ui-disable-items'.$C$1])-COLUMN(['misc-ui-disable-items'.$B$1])+1;0);&quot;&quot;)">
            <text:p/>
          </table:table-cell>
        </table:table-row>
        <table:table-row table:style-name="ro113" table:number-rows-repeated="1047976">
          <table:table-cell/>
        </table:table-row>
        <table:table-row table:style-name="ro113">
          <table:table-cell/>
        </table:table-row>
      </table:table>
      <table:table table:name="verify-targets-to-chapters" table:style-name="ta1">
        <table:table-column table:style-name="co17" table:default-cell-style-name="Default"/>
        <table:table-row table:style-name="ro13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0">0000/00/00</text:date>, <text:time style:data-style-name="N2" text:time-value="11:49:03.78809104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0T12:12:43.890378281</dc:date>
    <meta:editing-duration>P8DT14H24M44S</meta:editing-duration>
    <meta:editing-cycles>478</meta:editing-cycles>
    <meta:document-statistic meta:table-count="5" meta:cell-count="9185" meta:object-count="0"/>
  </office:meta>
</office:document-meta>
</file>